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ebdings" svg:font-family="Webdings" style:font-adornments="Regular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3.3465in" style:rel-column-width="32767*"/>
    </style:style>
    <style:style style:name="Tabelle1.B" style:family="table-column">
      <style:table-column-properties style:column-width="3.3465in" style:rel-column-width="32768*"/>
    </style:style>
    <style:style style:name="Tabelle1.A1" style:family="table-cell">
      <style:table-cell-properties fo:padding="0.0382in" fo:border="none"/>
    </style:style>
    <style:style style:name="Tabelle1.B1" style:family="table-cell">
      <style:table-cell-properties fo:background-color="transparent" fo:padding="0.0382in" fo:border="none">
        <style:background-image/>
      </style:table-cell-properties>
    </style:style>
    <style:style style:name="Tabelle2" style:family="table">
      <style:table-properties style:width="4.2236in" table:align="left"/>
    </style:style>
    <style:style style:name="Tabelle2.A" style:family="table-column">
      <style:table-column-properties style:column-width="2.1215in"/>
    </style:style>
    <style:style style:name="Tabelle2.B" style:family="table-column">
      <style:table-column-properties style:column-width="2.1021in"/>
    </style:style>
    <style:style style:name="Tabel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382in" fo:border="0.05pt solid #000000"/>
    </style:style>
    <style:style style:name="Tabelle3" style:family="table">
      <style:table-properties style:width="6.6931in" table:align="margins"/>
    </style:style>
    <style:style style:name="Tabelle3.A" style:family="table-column">
      <style:table-column-properties style:column-width="3.3465in" style:rel-column-width="32767*"/>
    </style:style>
    <style:style style:name="Tabelle3.B" style:family="table-column">
      <style:table-column-properties style:column-width="3.3465in" style:rel-column-width="32768*"/>
    </style:style>
    <style:style style:name="Tabelle3.A1" style:family="table-cell">
      <style:table-cell-properties fo:padding="0.0382in" fo:border="none"/>
    </style:style>
    <style:style style:name="Tabelle4" style:family="table">
      <style:table-properties style:width="6.6931in" table:align="margins"/>
    </style:style>
    <style:style style:name="Tabelle4.A" style:family="table-column">
      <style:table-column-properties style:column-width="2.2313in" style:rel-column-width="21845*"/>
    </style:style>
    <style:style style:name="Tabelle4.A1" style:family="table-cell">
      <style:table-cell-properties fo:padding="0.0382in" fo:border="none"/>
    </style:style>
    <style:style style:name="Tabelle5" style:family="table">
      <style:table-properties style:width="6.6931in" table:align="margins"/>
    </style:style>
    <style:style style:name="Tabelle5.A" style:family="table-column">
      <style:table-column-properties style:column-width="1.6729in" style:rel-column-width="16383*"/>
    </style:style>
    <style:style style:name="Tabelle5.D" style:family="table-column">
      <style:table-column-properties style:column-width="1.6736in" style:rel-column-width="16386*"/>
    </style:style>
    <style:style style:name="Tabelle5.A1" style:family="table-cell">
      <style:table-cell-properties fo:padding="0.0382in" fo:border="none"/>
    </style:style>
    <style:style style:name="Tabelle6" style:family="table">
      <style:table-properties style:width="6.6931in" table:align="margins"/>
    </style:style>
    <style:style style:name="Tabelle6.A" style:family="table-column">
      <style:table-column-properties style:column-width="3.3465in" style:rel-column-width="32767*"/>
    </style:style>
    <style:style style:name="Tabelle6.B" style:family="table-column">
      <style:table-column-properties style:column-width="3.3465in" style:rel-column-width="32768*"/>
    </style:style>
    <style:style style:name="Tabelle6.A1" style:family="table-cell">
      <style:table-cell-properties fo:padding="0.0382in" fo:border="none"/>
    </style:style>
    <style:style style:name="Tabelle7" style:family="table">
      <style:table-properties style:width="6.6931in" table:align="margins"/>
    </style:style>
    <style:style style:name="Tabelle7.A" style:family="table-column">
      <style:table-column-properties style:column-width="3.3465in" style:rel-column-width="32767*"/>
    </style:style>
    <style:style style:name="Tabelle7.B" style:family="table-column">
      <style:table-column-properties style:column-width="3.3465in" style:rel-column-width="32768*"/>
    </style:style>
    <style:style style:name="Tabelle7.A1" style:family="table-cell">
      <style:table-cell-properties fo:padding="0.0382in" fo:border="none"/>
    </style:style>
    <style:style style:name="Tabelle8" style:family="table">
      <style:table-properties style:width="6.6931in" table:align="margins"/>
    </style:style>
    <style:style style:name="Tabelle8.A" style:family="table-column">
      <style:table-column-properties style:column-width="2.2313in" style:rel-column-width="21845*"/>
    </style:style>
    <style:style style:name="Tabelle8.A1" style:family="table-cell">
      <style:table-cell-properties fo:padding="0.0382in" fo:border="none"/>
    </style:style>
    <style:style style:name="Tabelle9" style:family="table">
      <style:table-properties style:width="6.6931in" table:align="margins"/>
    </style:style>
    <style:style style:name="Tabelle9.A" style:family="table-column">
      <style:table-column-properties style:column-width="3.3465in" style:rel-column-width="32767*"/>
    </style:style>
    <style:style style:name="Tabelle9.B" style:family="table-column">
      <style:table-column-properties style:column-width="3.3465in" style:rel-column-width="32768*"/>
    </style:style>
    <style:style style:name="Tabelle9.A1" style:family="table-cell">
      <style:table-cell-properties fo:padding="0.0382in" fo:border-left="0.05pt solid #000000" fo:border-right="none" fo:border-top="0.05pt solid #000000" fo:border-bottom="none"/>
    </style:style>
    <style:style style:name="Tabelle9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elle9.A2" style:family="table-cell">
      <style:table-cell-properties fo:padding="0.0382in" fo:border-left="0.05pt solid #000000" fo:border-right="none" fo:border-top="none" fo:border-bottom="0.05pt solid #000000"/>
    </style:style>
    <style:style style:name="Tabel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0" style:family="table">
      <style:table-properties style:width="6.6931in" table:align="margins"/>
    </style:style>
    <style:style style:name="Tabelle10.A" style:family="table-column">
      <style:table-column-properties style:column-width="3.3465in" style:rel-column-width="32767*"/>
    </style:style>
    <style:style style:name="Tabelle10.B" style:family="table-column">
      <style:table-column-properties style:column-width="3.3465in" style:rel-column-width="32768*"/>
    </style:style>
    <style:style style:name="Tabelle10.A1" style:family="table-cell">
      <style:table-cell-properties fo:padding="0.0382in" fo:border="none"/>
    </style:style>
    <style:style style:name="Tabelle11" style:family="table">
      <style:table-properties style:width="6.6931in" table:align="margins"/>
    </style:style>
    <style:style style:name="Tabelle11.A" style:family="table-column">
      <style:table-column-properties style:column-width="1.6729in" style:rel-column-width="16383*"/>
    </style:style>
    <style:style style:name="Tabelle11.D" style:family="table-column">
      <style:table-column-properties style:column-width="1.6736in" style:rel-column-width="16386*"/>
    </style:style>
    <style:style style:name="Tabel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1.D1" style:family="table-cell">
      <style:table-cell-properties fo:padding="0.0382in" fo:border="0.05pt solid #000000"/>
    </style:style>
    <style:style style:name="Tabelle11.A2" style:family="table-cell">
      <style:table-cell-properties fo:padding="0.0382in" fo:border-left="0.05pt solid #000000" fo:border-right="none" fo:border-top="none" fo:border-bottom="0.05pt solid #000000"/>
    </style:style>
    <style:style style:name="Tabel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2" style:family="table">
      <style:table-properties style:width="4.4132in" fo:margin-left="0.9833in" table:align="left"/>
    </style:style>
    <style:style style:name="Tabelle12.A" style:family="table-column">
      <style:table-column-properties style:column-width="1.25in"/>
    </style:style>
    <style:style style:name="Tabelle12.B" style:family="table-column">
      <style:table-column-properties style:column-width="1.3542in"/>
    </style:style>
    <style:style style:name="Tabelle12.C" style:family="table-column">
      <style:table-column-properties style:column-width="1.809in"/>
    </style:style>
    <style:style style:name="Tabelle12.A1" style:family="table-cell">
      <style:table-cell-properties fo:padding="0.0382in" fo:border="none"/>
    </style:style>
    <style:style style:name="Tabelle13" style:family="table">
      <style:table-properties style:width="6.1271in" fo:margin-left="0.9833in" table:align="left"/>
    </style:style>
    <style:style style:name="Tabelle13.A" style:family="table-column">
      <style:table-column-properties style:column-width="0.966in"/>
    </style:style>
    <style:style style:name="Tabelle13.B" style:family="table-column">
      <style:table-column-properties style:column-width="1.1076in"/>
    </style:style>
    <style:style style:name="Tabelle13.C" style:family="table-column">
      <style:table-column-properties style:column-width="1.2028in"/>
    </style:style>
    <style:style style:name="Tabelle13.D" style:family="table-column">
      <style:table-column-properties style:column-width="1.1368in"/>
    </style:style>
    <style:style style:name="Tabelle13.E" style:family="table-column">
      <style:table-column-properties style:column-width="1.7139in"/>
    </style:style>
    <style:style style:name="Tabelle13.A1" style:family="table-cell">
      <style:table-cell-properties fo:padding="0.0382in" fo:border="none"/>
    </style:style>
    <style:style style:name="Tabelle14" style:family="table">
      <style:table-properties style:width="6.6931in" table:align="margins"/>
    </style:style>
    <style:style style:name="Tabelle14.A" style:family="table-column">
      <style:table-column-properties style:column-width="2.2313in" style:rel-column-width="21845*"/>
    </style:style>
    <style:style style:name="Tabelle14.A1" style:family="table-cell">
      <style:table-cell-properties fo:padding="0.0382in" fo:border-left="none" fo:border-right="none" fo:border-top="none" fo:border-bottom="0.05pt solid #000000"/>
    </style:style>
    <style:style style:name="Tabelle1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4.C1" style:family="table-cell">
      <style:table-cell-properties fo:padding="0.0382in" fo:border="0.05pt solid #000000"/>
    </style:style>
    <style:style style:name="Tabelle14.A2" style:family="table-cell">
      <style:table-cell-properties fo:padding="0.0382in" fo:border-left="0.05pt solid #000000" fo:border-right="none" fo:border-top="none" fo:border-bottom="0.05pt solid #000000"/>
    </style:style>
    <style:style style:name="Tabel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text-underline-style="none" fo:font-weight="normal" style:font-weight-asian="normal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style="italic" style:font-style-asian="italic" style:font-style-complex="italic"/>
    </style:style>
    <style:style style:name="P13" style:family="paragraph" style:parent-style-name="Text_20_body">
      <style:paragraph-properties fo:text-align="center" style:justify-single-word="false"/>
      <style:text-properties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Text_20_body">
      <style:paragraph-properties fo:text-align="center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22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paragraph-properties fo:text-align="start" style:justify-single-word="false"/>
      <style:text-properties officeooo:rsid="00025b0c" officeooo:paragraph-rsid="00025b0c"/>
    </style:style>
    <style:style style:name="P26" style:family="paragraph" style:parent-style-name="Standard">
      <style:text-properties officeooo:paragraph-rsid="000598fa"/>
    </style:style>
    <style:style style:name="P27" style:family="paragraph" style:parent-style-name="Standard">
      <style:text-properties officeooo:paragraph-rsid="0009b82e"/>
    </style:style>
    <style:style style:name="P28" style:family="paragraph" style:parent-style-name="Standard" style:list-style-name="L109"/>
    <style:style style:name="P29" style:family="paragraph" style:parent-style-name="Standard" style:list-style-name="L110"/>
    <style:style style:name="P30" style:family="paragraph" style:parent-style-name="Standard" style:list-style-name="L111"/>
    <style:style style:name="P31" style:family="paragraph" style:parent-style-name="Standard" style:list-style-name="L112"/>
    <style:style style:name="P32" style:family="paragraph" style:parent-style-name="Standard" style:list-style-name="L113"/>
    <style:style style:name="P33" style:family="paragraph" style:parent-style-name="Standard" style:list-style-name="L114"/>
    <style:style style:name="P34" style:family="paragraph" style:parent-style-name="Standard" style:list-style-name="L115"/>
    <style:style style:name="P35" style:family="paragraph" style:parent-style-name="Standard" style:list-style-name="L116"/>
    <style:style style:name="P36" style:family="paragraph" style:parent-style-name="Standard" style:list-style-name="L117"/>
    <style:style style:name="P37" style:family="paragraph" style:parent-style-name="Standard" style:list-style-name="L118"/>
    <style:style style:name="P38" style:family="paragraph" style:parent-style-name="Standard" style:list-style-name="L119"/>
    <style:style style:name="P39" style:family="paragraph" style:parent-style-name="Standard" style:list-style-name="L120"/>
    <style:style style:name="P40" style:family="paragraph" style:parent-style-name="Standard" style:list-style-name="L121"/>
    <style:style style:name="P41" style:family="paragraph" style:parent-style-name="Standard" style:list-style-name="L122"/>
    <style:style style:name="P42" style:family="paragraph" style:parent-style-name="Standard" style:list-style-name="L123"/>
    <style:style style:name="P43" style:family="paragraph" style:parent-style-name="Standard" style:list-style-name="L124">
      <style:paragraph-properties fo:text-align="start" style:justify-single-word="false"/>
    </style:style>
    <style:style style:name="P44" style:family="paragraph" style:parent-style-name="Standard">
      <style:text-properties officeooo:rsid="00050608"/>
    </style:style>
    <style:style style:name="P45" style:family="paragraph" style:parent-style-name="Standard">
      <style:text-properties officeooo:rsid="00050608" officeooo:paragraph-rsid="00050608"/>
    </style:style>
    <style:style style:name="P46" style:family="paragraph" style:parent-style-name="Standard">
      <style:text-properties officeooo:rsid="000598fa" officeooo:paragraph-rsid="000598fa"/>
    </style:style>
    <style:style style:name="P47" style:family="paragraph" style:parent-style-name="Standard">
      <style:text-properties officeooo:rsid="00066543" officeooo:paragraph-rsid="000598fa"/>
    </style:style>
    <style:style style:name="P48" style:family="paragraph" style:parent-style-name="Standard">
      <style:text-properties officeooo:rsid="00066543" officeooo:paragraph-rsid="00066543"/>
    </style:style>
    <style:style style:name="P49" style:family="paragraph" style:parent-style-name="Standard">
      <style:text-properties officeooo:rsid="00091006" officeooo:paragraph-rsid="00091006"/>
    </style:style>
    <style:style style:name="P50" style:family="paragraph" style:parent-style-name="Standard">
      <style:text-properties officeooo:rsid="0009b82e" officeooo:paragraph-rsid="0009b82e"/>
    </style:style>
    <style:style style:name="P51" style:family="paragraph" style:parent-style-name="Text_20_body" style:list-style-name="L36">
      <style:text-properties style:text-underline-style="solid" style:text-underline-width="auto" style:text-underline-color="font-color"/>
    </style:style>
    <style:style style:name="P52" style:family="paragraph" style:parent-style-name="Text_20_body" style:list-style-name="L38">
      <style:text-properties style:text-underline-style="solid" style:text-underline-width="auto" style:text-underline-color="font-color"/>
    </style:style>
    <style:style style:name="P53" style:family="paragraph" style:parent-style-name="Text_20_body" style:list-style-name="L40">
      <style:text-properties style:text-underline-style="solid" style:text-underline-width="auto" style:text-underline-color="font-color"/>
    </style:style>
    <style:style style:name="P54" style:family="paragraph" style:parent-style-name="Text_20_body" style:list-style-name="L45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5" style:family="paragraph" style:parent-style-name="Text_20_body" style:list-style-name="L49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6" style:family="paragraph" style:parent-style-name="Text_20_body" style:list-style-name="L51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7" style:family="paragraph" style:parent-style-name="Text_20_body" style:list-style-name="L55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8" style:family="paragraph" style:parent-style-name="Text_20_body" style:list-style-name="L57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9" style:family="paragraph" style:parent-style-name="Text_20_body" style:list-style-name="L53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60" style:family="paragraph" style:parent-style-name="Text_20_body" style:list-style-name="L37"/>
    <style:style style:name="P61" style:family="paragraph" style:parent-style-name="Text_20_body" style:list-style-name="L39"/>
    <style:style style:name="P62" style:family="paragraph" style:parent-style-name="Text_20_body" style:list-style-name="L40">
      <style:text-properties style:text-underline-style="none"/>
    </style:style>
    <style:style style:name="P63" style:family="paragraph" style:parent-style-name="Text_20_body" style:list-style-name="L41">
      <style:text-properties style:text-underline-style="none" fo:font-weight="bold" style:font-weight-asian="bold" style:font-weight-complex="bold"/>
    </style:style>
    <style:style style:name="P64" style:family="paragraph" style:parent-style-name="Text_20_body" style:list-style-name="L42">
      <style:text-properties style:text-underline-style="none" fo:font-weight="bold" style:font-weight-asian="bold" style:font-weight-complex="bold"/>
    </style:style>
    <style:style style:name="P65" style:family="paragraph" style:parent-style-name="Text_20_body" style:list-style-name="L41">
      <style:text-properties style:text-underline-style="none"/>
    </style:style>
    <style:style style:name="P66" style:family="paragraph" style:parent-style-name="Text_20_body" style:list-style-name="L42">
      <style:text-properties style:text-underline-style="none"/>
    </style:style>
    <style:style style:name="P67" style:family="paragraph" style:parent-style-name="Text_20_body" style:list-style-name="L42">
      <style:text-properties style:text-underline-style="none" fo:font-weight="normal" style:font-weight-asian="normal" style:font-weight-complex="normal"/>
    </style:style>
    <style:style style:name="P68" style:family="paragraph" style:parent-style-name="Text_20_body" style:list-style-name="L43">
      <style:text-properties style:text-underline-style="none" fo:font-weight="normal" style:font-weight-asian="normal" style:font-weight-complex="normal"/>
    </style:style>
    <style:style style:name="P69" style:family="paragraph" style:parent-style-name="Text_20_body" style:list-style-name="L44">
      <style:text-properties style:text-underline-style="none" fo:font-weight="normal" style:font-weight-asian="normal" style:font-weight-complex="normal"/>
    </style:style>
    <style:style style:name="P70" style:family="paragraph" style:parent-style-name="Text_20_body" style:list-style-name="L45">
      <style:text-properties style:text-underline-style="none" fo:font-weight="normal" style:font-weight-asian="normal" style:font-weight-complex="normal"/>
    </style:style>
    <style:style style:name="P71" style:family="paragraph" style:parent-style-name="Text_20_body" style:list-style-name="L46">
      <style:text-properties style:text-underline-style="none" fo:font-weight="normal" style:font-weight-asian="normal" style:font-weight-complex="normal"/>
    </style:style>
    <style:style style:name="P72" style:family="paragraph" style:parent-style-name="Text_20_body" style:list-style-name="L47">
      <style:text-properties style:text-underline-style="none" fo:font-weight="normal" style:font-weight-asian="normal" style:font-weight-complex="normal"/>
    </style:style>
    <style:style style:name="P73" style:family="paragraph" style:parent-style-name="Text_20_body" style:list-style-name="L48">
      <style:text-properties style:text-underline-style="none" fo:font-weight="normal" style:font-weight-asian="normal" style:font-weight-complex="normal"/>
    </style:style>
    <style:style style:name="P74" style:family="paragraph" style:parent-style-name="Text_20_body" style:list-style-name="L49">
      <style:text-properties style:text-underline-style="none" fo:font-weight="normal" style:font-weight-asian="normal" style:font-weight-complex="normal"/>
    </style:style>
    <style:style style:name="P75" style:family="paragraph" style:parent-style-name="Text_20_body" style:list-style-name="L50">
      <style:text-properties style:text-underline-style="none" fo:font-weight="normal" style:font-weight-asian="normal" style:font-weight-complex="normal"/>
    </style:style>
    <style:style style:name="P76" style:family="paragraph" style:parent-style-name="Text_20_body" style:list-style-name="L56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77" style:family="paragraph" style:parent-style-name="Text_20_body" style:list-style-name="L58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78" style:family="paragraph" style:parent-style-name="Text_20_body" style:list-style-name="L52">
      <style:paragraph-properties fo:text-align="start" style:justify-single-word="false"/>
    </style:style>
    <style:style style:name="P79" style:family="paragraph" style:parent-style-name="Text_20_body" style:list-style-name="L61">
      <style:paragraph-properties fo:text-align="start" style:justify-single-word="false"/>
    </style:style>
    <style:style style:name="P80" style:family="paragraph" style:parent-style-name="Text_20_body" style:list-style-name="L54">
      <style:paragraph-properties fo:text-align="start" style:justify-single-word="false"/>
      <style:text-properties fo:font-weight="normal" style:font-weight-asian="normal" style:font-weight-complex="normal"/>
    </style:style>
    <style:style style:name="P81" style:family="paragraph" style:parent-style-name="Text_20_body" style:list-style-name="L59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82" style:family="paragraph" style:parent-style-name="Text_20_body" style:list-style-name="L61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83" style:family="paragraph" style:parent-style-name="Text_20_body" style:list-style-name="L63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84" style:family="paragraph" style:parent-style-name="Text_20_body" style:list-style-name="L64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85" style:family="paragraph" style:parent-style-name="Text_20_body" style:list-style-name="L65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86" style:family="paragraph" style:parent-style-name="Text_20_body" style:list-style-name="L66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87" style:family="paragraph" style:parent-style-name="Text_20_body" style:list-style-name="L67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88" style:family="paragraph" style:parent-style-name="Text_20_body" style:list-style-name="L68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89" style:family="paragraph" style:parent-style-name="Text_20_body" style:list-style-name="L69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90" style:family="paragraph" style:parent-style-name="Text_20_body" style:list-style-name="L70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91" style:family="paragraph" style:parent-style-name="Text_20_body" style:list-style-name="L72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92" style:family="paragraph" style:parent-style-name="Text_20_body" style:list-style-name="L73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93" style:family="paragraph" style:parent-style-name="Text_20_body" style:list-style-name="L74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94" style:family="paragraph" style:parent-style-name="Text_20_body" style:list-style-name="L75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95" style:family="paragraph" style:parent-style-name="Text_20_body" style:list-style-name="L76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96" style:family="paragraph" style:parent-style-name="Text_20_body" style:list-style-name="L77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97" style:family="paragraph" style:parent-style-name="Text_20_body" style:list-style-name="L78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98" style:family="paragraph" style:parent-style-name="Text_20_body" style:list-style-name="L79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99" style:family="paragraph" style:parent-style-name="Text_20_body" style:list-style-name="L80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00" style:family="paragraph" style:parent-style-name="Text_20_body" style:list-style-name="L81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01" style:family="paragraph" style:parent-style-name="Text_20_body" style:list-style-name="L82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02" style:family="paragraph" style:parent-style-name="Text_20_body" style:list-style-name="L83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03" style:family="paragraph" style:parent-style-name="Text_20_body" style:list-style-name="L84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04" style:family="paragraph" style:parent-style-name="Text_20_body" style:list-style-name="L85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05" style:family="paragraph" style:parent-style-name="Text_20_body" style:list-style-name="L86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06" style:family="paragraph" style:parent-style-name="Text_20_body" style:list-style-name="L87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07" style:family="paragraph" style:parent-style-name="Text_20_body" style:list-style-name="L88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08" style:family="paragraph" style:parent-style-name="Text_20_body" style:list-style-name="L90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09" style:family="paragraph" style:parent-style-name="Text_20_body" style:list-style-name="L91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10" style:family="paragraph" style:parent-style-name="Text_20_body" style:list-style-name="L92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11" style:family="paragraph" style:parent-style-name="Text_20_body" style:list-style-name="L93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12" style:family="paragraph" style:parent-style-name="Text_20_body" style:list-style-name="L94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13" style:family="paragraph" style:parent-style-name="Text_20_body" style:list-style-name="L95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14" style:family="paragraph" style:parent-style-name="Text_20_body" style:list-style-name="L96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15" style:family="paragraph" style:parent-style-name="Text_20_body" style:list-style-name="L97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16" style:family="paragraph" style:parent-style-name="Text_20_body" style:list-style-name="L98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17" style:family="paragraph" style:parent-style-name="Text_20_body" style:list-style-name="L99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18" style:family="paragraph" style:parent-style-name="Text_20_body" style:list-style-name="L100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19" style:family="paragraph" style:parent-style-name="Text_20_body" style:list-style-name="L101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20" style:family="paragraph" style:parent-style-name="Text_20_body" style:list-style-name="L102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21" style:family="paragraph" style:parent-style-name="Text_20_body" style:list-style-name="L103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22" style:family="paragraph" style:parent-style-name="Text_20_body" style:list-style-name="L104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23" style:family="paragraph" style:parent-style-name="Text_20_body" style:list-style-name="L105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24" style:family="paragraph" style:parent-style-name="Text_20_body" style:list-style-name="L106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25" style:family="paragraph" style:parent-style-name="Text_20_body" style:list-style-name="L107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26" style:family="paragraph" style:parent-style-name="Text_20_body" style:list-style-name="L108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27" style:family="paragraph" style:parent-style-name="Text_20_body" style:list-style-name="L60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P128" style:family="paragraph" style:parent-style-name="Text_20_body" style:list-style-name="L62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P129" style:family="paragraph" style:parent-style-name="Text_20_body" style:list-style-name="L71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P130" style:family="paragraph" style:parent-style-name="Text_20_body" style:list-style-name="L89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P131" style:family="paragraph" style:parent-style-name="Heading_20_1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32" style:family="paragraph">
      <style:paragraph-properties fo:text-align="center"/>
    </style:style>
    <style:style style:name="P133" style:family="paragraph">
      <style:paragraph-properties fo:text-align="center"/>
      <style:text-properties fo:font-size="10pt" style:font-size-asian="10pt" style:font-size-complex="10pt"/>
    </style:style>
    <style:style style:name="P134" style:family="paragraph">
      <style:text-properties fo:font-size="10pt" style:font-size-asian="10pt" style:font-size-complex="10pt"/>
    </style:style>
    <style:style style:name="P135" style:family="paragraph">
      <style:paragraph-properties fo:text-align="center"/>
      <style:text-properties fo:font-weight="bold" style:font-weight-asian="bold" style:font-weight-complex="bold"/>
    </style:style>
    <style:style style:name="P136" style:family="paragraph">
      <style:text-properties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b82e" style:font-weight-asian="bold" style:font-weight-complex="bold"/>
    </style:style>
    <style:style style:name="T3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b 58%"/>
    </style:style>
    <style:style style:name="T7" style:family="text">
      <style:text-properties style:text-position="0% 100%"/>
    </style:style>
    <style:style style:name="T8" style:family="text">
      <style:text-properties officeooo:rsid="000598fa"/>
    </style:style>
    <style:style style:name="T9" style:family="text">
      <style:text-properties officeooo:rsid="00066543"/>
    </style:style>
    <style:style style:name="T10" style:family="text">
      <style:text-properties officeooo:rsid="0009b82e"/>
    </style:style>
    <style:style style:name="T11" style:family="text">
      <style:text-properties officeooo:rsid="000ba19e"/>
    </style:style>
    <style:style style:name="T12" style:family="text">
      <style:text-properties officeooo:rsid="000c6eb4"/>
    </style:style>
    <style:style style:name="T13" style:family="text">
      <style:text-properties fo:font-weight="normal" officeooo:rsid="000c6eb4" style:font-weight-asian="normal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bullet text:level="1" text:style-name="Bullet_20_Symbols" text:bullet-char="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ebdings"/>
      </text:list-level-style-bullet>
      <text:list-level-style-bullet text:level="2" text:style-name="Bullet_20_Symbols" text:bullet-char="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ebdings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ebdings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1">
      <text:list-level-style-bullet text:level="1" text:style-name="Bullet_20_Symbols" text:bullet-char="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ebdings"/>
      </text:list-level-style-bullet>
      <text:list-level-style-bullet text:level="2" text:style-name="Bullet_20_Symbols" text:bullet-char="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ebdings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-1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-1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-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-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-0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0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0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start-value="2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3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="none" draw:textarea-vertical-align="middle" draw:auto-grow-height="false" fo:min-height="0.5201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193in" svg:stroke-color="#000000" draw:marker-start-width="0.1654in" draw:marker-end="Arrow" draw:marker-end-width="0.0783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end="Arrow" draw:marker-end-width="0.0984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end="Arrow" draw:marker-end-width="0.0591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33cc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ff33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gradient" draw:fill-color="#cfe7f5" draw:fill-gradient-name="Gradient_20_1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marker-start="Arrow" draw:marker-start-width="0.0591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4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7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Öffentliche Abgaben <text:span text:style-name="T11">(Erhebung und/oder Verwendung werden auch zur Durchstezung politischer Intressen genutzt z.B. Tabaksteuer, Konjunktorförderung)</text:span></text:h>
      <text:p text:style-name="Text_20_body"/>
      <text:list xml:id="list4716084314937603619" text:style-name="L36">
        <text:list-item>
          <text:p text:style-name="P51">Arten</text:p>
        </text:list-item>
      </text:list>
      <text:p text:style-name="Text_20_body"/>
      <text:list xml:id="list1231564114620322524" text:style-name="L37">
        <text:list-item>
          <text:p text:style-name="P60">Steuern → staatlich auferlegte einmalige oder laufende Geldzahlungen ohne direkte Gegenleistung</text:p>
        </text:list-item>
        <text:list-item>
          <text:p text:style-name="P60">Gebühren → Gebühren sind Gegenleistung für öffentliche Verwaltungshandlungen</text:p>
        </text:list-item>
        <text:list-item>
          <text:p text:style-name="P60">Beiträge → Zahlungen für die Nutzung oder der Mitgliedschaft bestimmter öffentlicher Einrichtungen</text:p>
        </text:list-item>
        <text:list-item>
          <text:p text:style-name="P60">Zölle → Abgaben im grenzüberschreitenden Warenverkehr</text:p>
        </text:list-item>
        <text:list-item>
          <text:p text:style-name="P60">Monopolabgaben → Abgabe von privaten Unternehmen an den Staat für bestimmte Rechte</text:p>
        </text:list-item>
      </text:list>
      <text:p text:style-name="Text_20_body"/>
      <text:list xml:id="list8305638551618018409" text:style-name="L38">
        <text:list-item>
          <text:p text:style-name="P52">Bedeutung</text:p>
        </text:list-item>
      </text:list>
      <text:p text:style-name="Text_20_body"/>
      <text:list xml:id="list2998954791240567120" text:style-name="L39">
        <text:list-item>
          <text:p text:style-name="P61">wichtigste Einnahmequelle des Staates (z.B. für Reparationszahlungen, Straßenbau, Bildung)</text:p>
        </text:list-item>
        <text:list-item>
          <text:p text:style-name="P61">Instrument zur politischen Einflussnahme (z.B. Maut, Tabaksteuer)</text:p>
        </text:list-item>
      </text:list>
      <text:list xml:id="list4598730997907538384" text:style-name="L40">
        <text:list-item>
          <text:p text:style-name="P53">Einteilung der Steuern</text:p>
          <text:p text:style-name="P62">3.1 Nach dem Steuergegenstand</text:p>
        </text:list-item>
      </text:list>
      <text:list xml:id="list8950332686256005752" text:style-name="L41">
        <text:list-item>
          <text:list>
            <text:list-item>
              <text:p text:style-name="P63">Besitzsteuern →<text:span text:style-name="T12"> </text:span><text:span text:style-name="T13">auf Einkommen oder Vermögen</text:span></text:p>
              <text:list>
                <text:list-item>
                  <text:p text:style-name="P65">Grundsteuer</text:p>
                </text:list-item>
                <text:list-item>
                  <text:p text:style-name="P65">Grunderwerbssteuer</text:p>
                </text:list-item>
                <text:list-item>
                  <text:p text:style-name="P65">Lohnsteuer</text:p>
                </text:list-item>
              </text:list>
            </text:list-item>
          </text:list>
        </text:list-item>
      </text:list>
      <text:list xml:id="list1389594936290469862" text:style-name="L42">
        <text:list-item>
          <text:list>
            <text:list-item>
              <text:p text:style-name="P66"><text:span text:style-name="T1">Verbrauchssteuern</text:span> → für bestimmte Verbrauchsgüter / im Kaufpreis bereits enthalten </text:p>
              <text:list>
                <text:list-item>
                  <text:p text:style-name="P66">Biersteuer</text:p>
                </text:list-item>
                <text:list-item>
                  <text:p text:style-name="P66">Mineralölsteuer</text:p>
                </text:list-item>
                <text:list-item>
                  <text:p text:style-name="P66">Tabaksteuer</text:p>
                </text:list-item>
              </text:list>
            </text:list-item>
            <text:list-item>
              <text:p text:style-name="P64">Verkehrssteuern → </text:p>
              <text:list>
                <text:list-item>
                  <text:p text:style-name="P67">Erbschaftssteuer</text:p>
                </text:list-item>
              </text:list>
            </text:list-item>
          </text:list>
        </text:list-item>
      </text:list>
      <text:p text:style-name="P1"/>
      <text:list xml:id="list5012710711922546234" text:style-name="L43">
        <text:list-item>
          <text:list>
            <text:list-item>
              <text:p text:style-name="P68">Nach der Art der Erhebung (Zusammenhang zwischen Steuerzahler und Steuerträger)</text:p>
            </text:list-item>
          </text:list>
        </text:list-item>
      </text:list>
      <text:list xml:id="list1434629076761144834" text:style-name="L44">
        <text:list-item>
          <text:list>
            <text:list-item>
              <text:p text:style-name="P69"><text:span text:style-name="T1">Direkte Steuern</text:span> → Steuerzahler und Steuerträger sind identisch, d.h. Steuern werden von demjenigen verlangt, den sie wirtschaftlich treffen sollen</text:p>
              <text:list>
                <text:list-item>
                  <text:p text:style-name="P69">lol</text:p>
                </text:list-item>
              </text:list>
            </text:list-item>
            <text:list-item>
              <text:p text:style-name="P69"><text:span text:style-name="T1">Indirekte Steuern</text:span> → Steuerschuldner bringt Steuern nicht selbst auf, sondern zieht sie von anderen ein</text:p>
            </text:list-item>
          </text:list>
        </text:list-item>
      </text:list>
      <text:list xml:id="list4191165863625329485" text:style-name="L45">
        <text:list-item>
          <text:p text:style-name="P54">Steuern und Einkommen</text:p>
          <text:p text:style-name="P70">4.1 Lohnsteuer → Einkünfte aus nicht selbstständiger Arbeit</text:p>
        </text:list-item>
      </text:list>
      <text:list xml:id="list8222122766135067660" text:style-name="L46">
        <text:list-item>
          <text:p text:style-name="P71">Abzug vom Bruttolohn</text:p>
        </text:list-item>
        <text:list-item>
          <text:p text:style-name="P71">wird vom Arbeitgeber ans Finanzamt weitergeleitet</text:p>
        </text:list-item>
        <text:list-item>
          <text:p text:style-name="P71">Höhe ist abhängig vom Bruttolohn sowie der Steuerklasse</text:p>
        </text:list-item>
        <text:list-item>
          <text:p text:style-name="P71">Einreichung einer Einkommenssteuererklärung meist sinnvoll, z. T. jedoch auch Pflicht</text:p>
        </text:list-item>
      </text:list>
      <text:list xml:id="list9207065013114237957" text:style-name="L47">
        <text:list-item>
          <text:list>
            <text:list-item>
              <text:p text:style-name="P72">Einkommenssteuer → auf übrige Einkommen (z.B.: Mieteinnahmen, Zinsen)</text:p>
            </text:list-item>
          </text:list>
        </text:list-item>
      </text:list>
      <text:list xml:id="list2083083424426384530" text:style-name="L48">
        <text:list-item>
          <text:list>
            <text:list-item>
              <text:p text:style-name="P73">Veranlagung durch das Finanzamt</text:p>
            </text:list-item>
            <text:list-item>
              <text:p text:style-name="P73"><text:soft-page-break/>Einreichung einer Einkommenssteuererklärung Pflicht</text:p>
            </text:list-item>
          </text:list>
        </text:list-item>
      </text:list>
      <text:p text:style-name="P1"/>
      <text:p text:style-name="P1"/>
      <text:list xml:id="list1549970335170672447" text:style-name="L49">
        <text:list-item>
          <text:p text:style-name="P55">Unternehmensbesteuerung</text:p>
          <text:p text:style-name="P74">5.1. Einkommenssteuer → auf Gewinne und Vermögenserträge natürlicher Personen</text:p>
        </text:list-item>
      </text:list>
      <text:list xml:id="list5843669312029204849" text:style-name="L50">
        <text:list-item>
          <text:list>
            <text:list-item>
              <text:p text:style-name="P75">Körperschaftssteuer → Gewinnsteuer juristischer Personen</text:p>
            </text:list-item>
            <text:list-item>
              <text:p text:style-name="P75">Gewerbesteuer → Besteuerung eines Unternehmens in Abhängigkeit von Gewerbeertrag, Gewerbekapital und Hebesatzy</text:p>
            </text:list-item>
          </text:list>
        </text:list-item>
      </text:list>
      <text:h text:style-name="Heading_20_1" text:outline-level="1">Lohnsteuer</text:h>
      <text:list xml:id="list2826624455945251171" text:style-name="L51">
        <text:list-item>
          <text:p text:style-name="P56">Steuerklasse</text:p>
        </text:list-item>
      </text:list>
      <text:p text:style-name="P1"/>
      <text:p text:style-name="P1">1 → Ledige</text:p>
      <text:p text:style-name="P1">2 → Allgemeinerziehende</text:p>
      <text:p text:style-name="P1"><draw:line text:anchor-type="paragraph" draw:z-index="2" draw:style-name="gr2" draw:text-style-name="P132" svg:x1="1.9555in" svg:y1="0.1181in" svg:x2="2.448in" svg:y2="0.2882in"><text:p/></draw:line><draw:custom-shape text:anchor-type="paragraph" draw:z-index="0" draw:style-name="gr1" draw:text-style-name="P132" svg:width="0.1331in" svg:height="0.4835in" svg:x="3.252in" svg:y="0.0425in"><text:p/><draw:enhanced-geometry svg:viewBox="0 0 21600 21600" draw:mirror-horizontal="false" draw:mirror-vertical="false" draw:glue-points="0 0 0 21600 21600 10800" draw:text-areas="0 ?f9 7800 ?f10" draw:type="right-brace" draw:modifiers="2169.29698708752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3 → hohes Einkommen</text:p>
      <text:p text:style-name="P1"><draw:line text:anchor-type="paragraph" draw:z-index="1" draw:style-name="gr2" draw:text-style-name="P132" svg:x1="1.9835in" svg:y1="0.3063in" svg:x2="2.448in" svg:y2="0.0965in"><text:p/></draw:line>4 → bei gleichem Einkommen <text:s text:c="10"/>Veranlagt <text:s text:c="6"/>Verheiratet <text:s text:c="2"/></text:p>
      <text:p text:style-name="P1">5 → niedriges Einkommen</text:p>
      <text:p text:style-name="P1">6 → weitere Steuerpflichtige Beschäftigung</text:p>
      <text:p text:style-name="P1"/>
      <text:p text:style-name="P4">Steuererklärung</text:p>
      <text:p text:style-name="P4"><draw:line text:anchor-type="paragraph" draw:z-index="3" draw:style-name="gr2" draw:text-style-name="P132" svg:x1="2.8921in" svg:y1="0.0307in" svg:x2="1.7937in" svg:y2="0.3815in"><text:p/></draw:line><draw:line text:anchor-type="paragraph" draw:z-index="4" draw:style-name="gr2" draw:text-style-name="P132" svg:x1="3.8201in" svg:y1="0.0307in" svg:x2="4.7957in" svg:y2="0.3815in"><text:p/></draw:line></text:p>
      <text:p text:style-name="P4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9">freiwillig</text:p>
            <text:p text:style-name="P19">|</text:p>
            <text:p text:style-name="P19">bis 31.12. des übernächsten Jahres</text:p>
            <text:p text:style-name="P19">|</text:p>
            <text:p text:style-name="P19">Verlängerung nicht möglich</text:p>
          </table:table-cell>
          <table:table-cell table:style-name="Tabelle1.B1" office:value-type="string">
            <text:p text:style-name="P19">Veranlagung</text:p>
            <text:p text:style-name="P19">|</text:p>
            <text:p text:style-name="P19">bis 31.05. des Folgejahres</text:p>
            <text:p text:style-name="P19">|</text:p>
            <text:p text:style-name="P19">Verlängerung möglich</text:p>
          </table:table-cell>
        </table:table-row>
      </table:table>
      <text:p text:style-name="P7"/>
      <text:list xml:id="list8037158756501838191" text:style-name="L52">
        <text:list-item>
          <text:p text:style-name="P78">Werbungskosten</text:p>
        </text:list-item>
        <text:list-item>
          <text:p text:style-name="P78">Fahrkosten</text:p>
        </text:list-item>
        <text:list-item>
          <text:p text:style-name="P78">Berufsbekleidung</text:p>
        </text:list-item>
        <text:list-item>
          <text:p text:style-name="P78">Fachliteratur</text:p>
        </text:list-item>
        <text:list-item>
          <text:p text:style-name="P78">PC</text:p>
        </text:list-item>
        <text:list-item>
          <text:p text:style-name="P78">Arbeitszimmer</text:p>
        </text:list-item>
        <text:list-item>
          <text:p text:style-name="P78">Weiterbildung</text:p>
        </text:list-item>
      </text:list>
      <text:p text:style-name="P8"/>
      <text:p text:style-name="P6">Arbeitsrecht</text:p>
      <text:p text:style-name="P8"/>
      <text:list xml:id="list8964873114871590347" text:style-name="L53">
        <text:list-item>
          <text:p text:style-name="P59">Der Einzelarbeitsvertrag</text:p>
        </text:list-item>
      </text:list>
      <text:p text:style-name="P9">Bevor es zu einem Vertragsabschluss kommt, gehen häufig die Bewerbung</text:p>
      <text:p text:style-name="P9"/>
      <text:p text:style-name="P10">Schriftliche Bewerbung enthalten folgende Unterlagen</text:p>
      <text:list xml:id="list2560174482884414905" text:style-name="L54">
        <text:list-item>
          <text:p text:style-name="P80">Bewerbungsschreiben (warum, Qualifikation, Ziele)</text:p>
        </text:list-item>
        <text:list-item>
          <text:p text:style-name="P80">Lebenslauf (tabellarisch, wenn nicht anders gefordert)</text:p>
        </text:list-item>
        <text:list-item>
          <text:p text:style-name="P80">Lichtbild (mit Namen auf der Rückseite)</text:p>
        </text:list-item>
        <text:list-item>
          <text:p text:style-name="P80">Zeugnisse (aktuelles Abschlusszeugnis und Qualifikationsnachweise)</text:p>
        </text:list-item>
      </text:list>
      <text:p text:style-name="P10"/>
      <text:p text:style-name="P9">und ein Vorstellungsgespräch</text:p>
      <text:p text:style-name="P9"/>
      <text:p text:style-name="P11">hier will der Arbeitgeber einen persönlichen Eindruck vom Bewerber gewinnen, um festzustellen, <text:soft-page-break/>ob dieser für den zu besetzenden Arbeitsplatz geeignet ist</text:p>
      <text:p text:style-name="P12"/>
      <text:p text:style-name="P12"/>
      <text:p text:style-name="P12">wichtig für Bewerber ist eine entsprechende Vorbereitung</text:p>
      <text:p text:style-name="P12">(worauf kommt es besonders an, welche Fragen müssen wahrheitsgemäß beantwortet werden und welche nicht)</text:p>
      <text:p text:style-name="P8"/>
      <text:p text:style-name="P9">voraus.</text:p>
      <text:p text:style-name="P9">Kommt es zwischen Arbeitgeber und Arbeitnehmer zu einer Übereinstimmung der Interessen, erfolgt der Vertragsabschluss.</text:p>
      <text:p text:style-name="P9"/>
      <text:list xml:id="list7860927957212118337" text:style-name="L55">
        <text:list-item>
          <text:list>
            <text:list-item>
              <text:p text:style-name="P57">Vertragsabschluss</text:p>
            </text:list-item>
          </text:list>
        </text:list-item>
      </text:list>
      <text:list xml:id="list359725696802982253" text:style-name="L56">
        <text:list-item>
          <text:p text:style-name="P76">möglich nur durch Abgabe von Lohnsteuerkarte, Versicherungsnachweis, eventuell Zeugnissen</text:p>
        </text:list-item>
        <text:list-item>
          <text:p text:style-name="P76">sinnvol schriftlich (gesetzlicher Anspruch des Arbeitnehmers)</text:p>
        </text:list-item>
        <text:list-item>
          <text:p text:style-name="P76">Mindestregelungen von Bestimmungen und Vereinbarungen (Gesetze, Tarifverträge, Betriebsvereinbarungen) dürfen nicht unterschritten werden</text:p>
        </text:list-item>
        <text:list-item>
          <text:p text:style-name="P76">Mindestinhalte: </text:p>
          <text:list>
            <text:list-item>
              <text:p text:style-name="P76">wöchentliche Arbeitszeit</text:p>
            </text:list-item>
            <text:list-item>
              <text:p text:style-name="P76">Beginn Arbeitsverhältnis</text:p>
            </text:list-item>
            <text:list-item>
              <text:p text:style-name="P76">Tätigkeit</text:p>
            </text:list-item>
            <text:list-item>
              <text:p text:style-name="P76">Urlaub</text:p>
            </text:list-item>
            <text:list-item>
              <text:p text:style-name="P76">Lohn</text:p>
            </text:list-item>
            <text:list-item>
              <text:p text:style-name="P76">Vertragparteien</text:p>
            </text:list-item>
            <text:list-item>
              <text:p text:style-name="P76">Arbeitsort</text:p>
            </text:list-item>
            <text:list-item>
              <text:p text:style-name="P76">Arbeitszeit</text:p>
            </text:list-item>
            <text:list-item>
              <text:p text:style-name="P76">Kündigungsfristen</text:p>
            </text:list-item>
            <text:list-item>
              <text:p text:style-name="P76">Nebentätigkeiten</text:p>
            </text:list-item>
            <text:list-item>
              <text:p text:style-name="P76">Probezeit</text:p>
            </text:list-item>
          </text:list>
        </text:list-item>
      </text:list>
      <text:p text:style-name="P2"/>
      <text:p text:style-name="P5">Pflichten für Vertragspartner</text:p>
      <text:p text:style-name="P5"><draw:line text:anchor-type="paragraph" draw:z-index="5" draw:style-name="gr3" draw:text-style-name="P132" svg:x1="0.8374in" svg:y1="0.039in" svg:x2="1.0173in" svg:y2="0.5028in"><text:p/></draw:line><draw:line text:anchor-type="paragraph" draw:z-index="6" draw:style-name="gr3" draw:text-style-name="P132" svg:x1="1.2256in" svg:y1="0.0575in" svg:x2="3.0437in" svg:y2="0.5118in"><text:p/></draw:line></text:p>
      <text:p text:style-name="P5"/>
      <text:p text:style-name="P5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9">Arbeitgeber</text:p>
          </table:table-cell>
          <table:table-cell table:style-name="Tabelle2.B1" office:value-type="string">
            <text:p text:style-name="P19">Arbeitnehmer</text:p>
          </table:table-cell>
        </table:table-row>
      </table:table>
      <text:p text:style-name="P8"/>
      <text:list xml:id="list5760910151636043576" text:style-name="L57">
        <text:list-item>
          <text:list>
            <text:list-item>
              <text:p text:style-name="P58">Beendigung des Arbeitsverhältnisses</text:p>
            </text:list-item>
          </text:list>
        </text:list-item>
      </text:list>
      <text:p text:style-name="P5"/>
      <text:list xml:id="list517021307030140238" text:style-name="L58">
        <text:list-item>
          <text:p text:style-name="P77">befristete Arbeitsv erhältnisse enden ohne zusätzliche Kündigung</text:p>
        </text:list-item>
        <text:list-item>
          <text:p text:style-name="P77">Aufhebungsvertrags (Trennung im gegenseitigen Einvernehmen, keine Frist)</text:p>
        </text:list-item>
        <text:list-item>
          <text:p text:style-name="P77">Kündigung</text:p>
          <text:list>
            <text:list-item>
              <text:p text:style-name="P77">Einseitige empfangsbedürftige Willenserklärung</text:p>
            </text:list-item>
            <text:list-item>
              <text:p text:style-name="P77">Rechtswirksam erst nach Zugang</text:p>
            </text:list-item>
            <text:list-item>
              <text:p text:style-name="P77">Anhörung des Betriebsrates erforderlich, sonst unwirksam</text:p>
            </text:list-item>
          </text:list>
        </text:list-item>
      </text:list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durch beide Seiten mögliche</text:p>
      <text:p text:style-name="P13"><draw:line text:anchor-type="paragraph" draw:z-index="7" draw:style-name="gr3" draw:text-style-name="P132" svg:x1="3.1571in" svg:y1="0.2071in" svg:x2="1.898in" svg:y2="0.6142in"><text:p/></draw:line>schriftlich</text:p>
      <text:p text:style-name="P13"><draw:line text:anchor-type="paragraph" draw:z-index="8" draw:style-name="gr3" draw:text-style-name="P132" svg:x1="3.602in" svg:y1="0.0083in" svg:x2="4.7858in" svg:y2="0.4248in"><text:p/></draw:line></text:p>
      <text:p text:style-name="P13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20">Ordentliche Kündigung</text:p>
            <text:p text:style-name="P20">|</text:p>
            <text:p text:style-name="P20">Aus betrieblichen Erfordernissen oder auf persönlichen Wunsch</text:p>
            <text:p text:style-name="P20"/>
            <text:p text:style-name="P20">Frist: - 2 Wochen Probezeit mindestens 4 Wochen zu Monatsmitte oder Monatsende (verlängert sich mit Dauer der Betriebszugehörigkeit)</text:p>
            <text:p text:style-name="P20">- laut Arbeitsvertrag</text:p>
          </table:table-cell>
          <table:table-cell table:style-name="Tabelle3.A1" office:value-type="string">
            <text:p text:style-name="P20">Außerordentliche Kündigung</text:p>
            <text:p text:style-name="P20">|</text:p>
            <text:p text:style-name="P20">bei schweren Vertragsverletzungen (z.B.: Diebstahl, Tätlichkeit, betriebsschädiges Verhalten)</text:p>
            <text:p text:style-name="P20"/>
            <text:p text:style-name="P20">Frist: fristlos</text:p>
          </table:table-cell>
        </table:table-row>
      </table:table>
      <text:p text:style-name="P13"/>
      <text:p text:style-name="P13"/>
      <text:p text:style-name="P14">→ auf Wunsch Arbeitnehmer Erstellung eines Zeugnisses</text:p>
      <text:list xml:id="list3318959177681661003" text:style-name="L59">
        <text:list-item>
          <text:p text:style-name="P81">einfaches Arbeitszeugnis (Name von AG und AN, Art und Dauer der Beschäftigung)</text:p>
        </text:list-item>
        <text:list-item>
          <text:p text:style-name="P81">Qualifiziertes Arbeitszeugnis (zusätzliche Angaben über Führung und Leistung des Arbeitnehmers)</text:p>
        </text:list-item>
      </text:list>
      <text:p text:style-name="P18"/>
      <text:list xml:id="list5890371728074383216" text:style-name="L60">
        <text:list-item>
          <text:list>
            <text:list-item>
              <text:p text:style-name="P127">Kündigungsschutzgesetz</text:p>
            </text:list-item>
          </text:list>
        </text:list-item>
      </text:list>
      <text:p text:style-name="P16">(für AN über 18 Jahre, seit 6 Monaten im Betrieb, mehr als 10 Beschäftigte)</text:p>
      <text:p text:style-name="P16"/>
      <text:list xml:id="list2020879874905725567" text:style-name="L61">
        <text:list-item>
          <text:p text:style-name="P82">Kündigung muss sozial gerechtfertigt sein</text:p>
        </text:list-item>
        <text:list-item>
          <text:p text:style-name="P79"><text:span text:style-name="T3">aus </text:span><text:span text:style-name="T4">betrieblichen Erfordernissen</text:span></text:p>
        </text:list-item>
        <text:list-item>
          <text:p text:style-name="P82">Gründe liegen in der Person des AN oder in seinem Verhalten</text:p>
        </text:list-item>
        <text:list-item>
          <text:p text:style-name="P82">Kündigungsschutz besteht für:</text:p>
          <text:list>
            <text:list-item>
              <text:p text:style-name="P82">Mitglieder des Betriebsrates oder der JAV (Jugendausbildungsvertretung)</text:p>
            </text:list-item>
            <text:list-item>
              <text:p text:style-name="P82">AN während Grundwehrdienst, Wehrübung oder Zivildienst</text:p>
            </text:list-item>
            <text:list-item>
              <text:p text:style-name="P82">Frauen während der Schwangerschaft und des Erziehungsurlaubs</text:p>
            </text:list-item>
            <text:list-item>
              <text:p text:style-name="P82">Schwerbehinderte ohne Zustimmung der Hauptfürsorgestelle</text:p>
            </text:list-item>
          </text:list>
        </text:list-item>
      </text:list>
      <text:p text:style-name="P16"/>
      <text:list xml:id="list7957757524192270866" text:style-name="L62">
        <text:list-item>
          <text:p text:style-name="P128">Der Tarifvertrag</text:p>
        </text:list-item>
      </text:list>
      <text:p text:style-name="P18"/>
      <text:p text:style-name="P16">→ kollektiver Arbeitsvertrag (regelt einheitliche Löhne und Arbeitsbedingungen von AN ganzer Wirtschaftszweige)</text:p>
      <text:p text:style-name="P16">→ wird von Arbeitgeberverbänden und Gewerkschaften (Landesinnungsverbänden) ausgehandelt</text:p>
      <text:p text:style-name="P16">→ <text:s/>beide Verbände werden auch als Sozialpartner bezeichnet</text:p>
      <text:p text:style-name="P16"/>
      <text:list xml:id="list1981537057919313282" text:style-name="L63">
        <text:list-item>
          <text:list>
            <text:list-item>
              <text:p text:style-name="P83">Tarifautonomie (im Grundgesetz verankert)</text:p>
            </text:list-item>
          </text:list>
        </text:list-item>
      </text:list>
      <text:p text:style-name="P16">Vertragsverhandlungen und Abschlüsse erfolgen nur durch die Tarifvertragsparteien und ohne Einmischung von Außen (auch nicht vom Staat)</text:p>
      <text:p text:style-name="P16"/>
      <text:p text:style-name="P16"/>
      <text:p text:style-name="P16"/>
      <text:p text:style-name="P16"><text:soft-page-break/></text:p>
      <text:p text:style-name="P16"/>
      <text:p text:style-name="P16"/>
      <text:list xml:id="list6872610267482203344" text:style-name="L64">
        <text:list-item>
          <text:list>
            <text:list-item>
              <text:p text:style-name="P84"><draw:line text:anchor-type="paragraph" draw:z-index="11" draw:style-name="gr2" draw:text-style-name="P132" svg:x1="1.7272in" svg:y1="0.198in" svg:x2="4.9563in" svg:y2="0.6236in"><text:p/></draw:line><draw:line text:anchor-type="paragraph" draw:z-index="10" draw:style-name="gr2" draw:text-style-name="P132" svg:x1="1.5098in" svg:y1="0.2071in" svg:x2="2.75in" svg:y2="0.6236in"><text:p/></draw:line>Vertragsarten</text:p>
            </text:list-item>
          </text:list>
        </text:list-item>
      </text:list>
      <text:p text:style-name="P16"><draw:line text:anchor-type="paragraph" draw:z-index="9" draw:style-name="gr2" draw:text-style-name="P132" svg:x1="1.0457in" svg:y1="0.0189in" svg:x2="1.0831in" svg:y2="0.4161in"><text:p/></draw:line></text:p>
      <text:p text:style-name="P16"/>
      <table:table table:name="Tabelle4" table:style-name="Tabelle4">
        <table:table-column table:style-name="Tabelle4.A" table:number-columns-repeated="3"/>
        <table:table-row>
          <table:table-cell table:style-name="Tabelle4.A1" office:value-type="string">
            <text:p text:style-name="P19">Manteltarifverträge</text:p>
            <text:p text:style-name="P19"><draw:line text:anchor-type="paragraph" draw:z-index="12" draw:style-name="gr2" draw:text-style-name="P132" svg:x1="1.0354in" svg:y1="0.0256in" svg:x2="1.0354in" svg:y2="0.3858in"><text:p/></draw:line>Laufzeit <text:s text:c="10"/>ca. 5 Jahre</text:p>
            <text:p text:style-name="P19"/>
            <text:p text:style-name="P19">Arbeitbedinungen z.B. </text:p>
            <text:p text:style-name="P19">Urlaub, Arbeitszeit</text:p>
          </table:table-cell>
          <table:table-cell table:style-name="Tabelle4.A1" office:value-type="string">
            <text:p text:style-name="P19">Rahmentarfverträge</text:p>
            <text:p text:style-name="P19"><draw:line text:anchor-type="paragraph" draw:z-index="13" draw:style-name="gr2" draw:text-style-name="P132" svg:x1="1.078in" svg:y1="0.0417in" svg:x2="1.078in" svg:y2="0.402in"><text:p/></draw:line>Laufzeit <text:s text:c="10"/>ca. 5 Jahre</text:p>
            <text:p text:style-name="P19"/>
            <text:p text:style-name="P19">Tarifgruppen z.B.</text:p>
            <text:p text:style-name="P19">Lohngruppen, Tätigkeit,</text:p>
            <text:p text:style-name="P19">Leistungsbewertung</text:p>
          </table:table-cell>
          <table:table-cell table:style-name="Tabelle4.A1" office:value-type="string">
            <text:p text:style-name="P19">Lohn- und Gehaltstarifverträge</text:p>
            <text:p text:style-name="P19"><draw:line text:anchor-type="paragraph" draw:z-index="14" draw:style-name="gr2" draw:text-style-name="P132" svg:x1="1.072in" svg:y1="0.0252in" svg:x2="1.072in" svg:y2="0.3854in"><text:p/></draw:line>Laufzeit <text:s text:c="10"/>1-2 Jahre</text:p>
            <text:p text:style-name="P19"/>
            <text:p text:style-name="P19">Höhe der Löhne und Gehälter in den einzelnen Gruppen</text:p>
          </table:table-cell>
        </table:table-row>
      </table:table>
      <text:p text:style-name="P17"/>
      <text:list xml:id="list8983058965683580800" text:style-name="L65">
        <text:list-item>
          <text:list>
            <text:list-item>
              <text:p text:style-name="P85">Wirkungen</text:p>
            </text:list-item>
          </text:list>
        </text:list-item>
      </text:list>
      <text:list xml:id="list2065341254502834438" text:style-name="L66">
        <text:list-item>
          <text:p text:style-name="P86">verbindlich bei beiderseitiger Mitgliedschaft</text:p>
        </text:list-item>
        <text:list-item>
          <text:p text:style-name="P86">Regelungen in Tarifverträgen sind unabdingbar, d.h. einzuhaltende Mindestleistungen</text:p>
        </text:list-item>
        <text:list-item>
          <text:p text:style-name="P86">Tarifverträge können durch Bundesminister für Arbeit und Sozialordnung für <text:span text:style-name="T5">allgemeinverbindlich</text:span> erklärt werden, dann gelten sie uneingeschränkt für das gesamte Tarifgebiet</text:p>
        </text:list-item>
        <text:list-item>
          <text:p text:style-name="P86">während der Laufzeit herrscht <text:span text:style-name="T5">Friedenspflicht</text:span>, d.h. keine Ankündigung oder Durchführung von Arbeitskampfmaßnahmen</text:p>
        </text:list-item>
      </text:list>
      <text:p text:style-name="P16"/>
      <text:list xml:id="list8638229389637470606" text:style-name="L67">
        <text:list-item>
          <text:list>
            <text:list-item>
              <text:p text:style-name="P87">Tarifverhandlungen</text:p>
            </text:list-item>
          </text:list>
        </text:list-item>
      </text:list>
      <text:list xml:id="list7235087520314407171" text:style-name="L68">
        <text:list-item>
          <text:p text:style-name="P88">branchenbezogen</text:p>
        </text:list-item>
        <text:list-item>
          <text:p text:style-name="P88">erforderlich, wenn Tarifvertrag abgelaufen ist oder einseitig gekündigt wurde</text:p>
        </text:list-item>
        <text:list-item>
          <text:p text:style-name="P88">häufig ist einer Schlichter erforderlich, der einen Einigungsvorschlag unterbreitet</text:p>
        </text:list-item>
        <text:list-item>
          <text:p text:style-name="P88">Arbeitskampfmaßnahmen</text:p>
        </text:list-item>
      </text:list>
      <text:p text:style-name="P16"/>
      <text:list xml:id="list883058723797864740" text:style-name="L69">
        <text:list-item>
          <text:list>
            <text:list-item>
              <text:p text:style-name="P89">Mitbestimmung auf Unternehmensebene</text:p>
              <text:list>
                <text:list-item>
                  <text:p text:style-name="P89">Betriebsverfassunggesetz</text:p>
                </text:list-item>
              </text:list>
            </text:list-item>
          </text:list>
        </text:list-item>
      </text:list>
      <text:list xml:id="list740343698713826248" text:style-name="L70">
        <text:list-item>
          <text:list>
            <text:list-item>
              <text:list>
                <text:list-item>
                  <text:list>
                    <text:list-item>
                      <text:p text:style-name="P90">bis 2000 Beschäftigte</text:p>
                    </text:list-item>
                    <text:list-item>
                      <text:p text:style-name="P90">Aufsichtrat eine durch 3 teilbare Zahl</text:p>
                    </text:list-item>
                    <text:list-item>
                      <text:p text:style-name="P90">ein Drittel Arbeitnehmer, zwei Drittel Kapitalgeber</text:p>
                    </text:list-item>
                  </text:list>
                </text:list-item>
              </text:list>
            </text:list-item>
          </text:list>
          <text:p text:style-name="P90">2.4.2 Mitbestimmungsgesetz für Großunternehmen</text:p>
        </text:list-item>
      </text:list>
      <text:p text:style-name="P16"/>
      <text:list xml:id="list501704380926799974" text:style-name="L71">
        <text:list-item>
          <text:p text:style-name="P129">Arbeitsgerichtsbarkeit</text:p>
        </text:list-item>
      </text:list>
      <text:p text:style-name="P16"/>
      <text:p text:style-name="P16">Arbeitsgerichte sind zuständig für Meinungsverscheidenheiten und Auseinandersetzungen im Arbeitsleben, wenn diese nicht anders beigelegt werden können</text:p>
      <text:p text:style-name="P16"/>
      <text:p text:style-name="P17">3. Instanz</text:p>
      <text:p text:style-name="P17"><draw:line text:anchor-type="paragraph" draw:z-index="16" draw:style-name="gr4" draw:text-style-name="P132" svg:x1="3.4126in" svg:y1="0.3563in" svg:x2="3.4126in" svg:y2="0.0154in"><text:p/></draw:line></text:p>
      <text:p text:style-name="P17"><text:tab/><text:tab/><text:tab/><text:tab/><text:tab/>Revision, Rechtsberschwerde</text:p>
      <text:p text:style-name="P17">2. Instanz</text:p>
      <text:p text:style-name="P17"><draw:line text:anchor-type="paragraph" draw:z-index="15" draw:style-name="gr4" draw:text-style-name="P132" svg:x1="3.4134in" svg:y1="0.3673in" svg:x2="3.4134in" svg:y2="0.0264in"><text:p/></draw:line></text:p>
      <text:p text:style-name="P17"><text:tab/><text:tab/><text:tab/><text:tab/>Berufung, Beschwerde</text:p>
      <text:p text:style-name="P17">1. Instanz</text:p>
      <text:p text:style-name="P17"><text:soft-page-break/>(Arbeitsgericht)</text:p>
      <text:p text:style-name="P17"/>
      <text:list xml:id="list2944596567608850752" text:style-name="L72">
        <text:list-item>
          <text:p text:style-name="P91">Verfahren vor Landes- und Bundesarbeitsgericht → Anwaltspflicht</text:p>
        </text:list-item>
        <text:list-item>
          <text:p text:style-name="P91">Landesarbeitsgericht → über 600 €</text:p>
        </text:list-item>
      </text:list>
      <text:p text:style-name="P16">Dem eigentlichen Prozess wird eine Güteverhandlung vorangestellt.<text:line-break/>Ziel: Außergerichtliche Einigung und somit Kosten- und Zeiteinsparung</text:p>
      <text:p text:style-name="P16">Einreichung einer Kündigungsschutzklage innerhalb von 3 Wochen nach erhalt.</text:p>
      <text:p text:style-name="P16"/>
      <text:p text:style-name="P16">Kosten- und Leistungsrechnung</text:p>
      <text:p text:style-name="P16"/>
      <text:list xml:id="list6478732007662010371" text:style-name="L73">
        <text:list-item>
          <text:p text:style-name="P92">Übersicht (Teilbereiche)</text:p>
        </text:list-item>
      </text:list>
      <text:p text:style-name="P16"/>
      <text:p text:style-name="P15">Betriebliches Rechnungswesen</text:p>
      <text:p text:style-name="P15"><draw:line text:anchor-type="paragraph" draw:z-index="17" draw:style-name="gr5" draw:text-style-name="P132" svg:x1="2.3618in" svg:y1="0.0252in" svg:x2="0.9417in" svg:y2="0.3469in"><text:p/></draw:line><draw:line text:anchor-type="paragraph" draw:z-index="18" draw:style-name="gr5" draw:text-style-name="P132" svg:x1="2.6173in" svg:y1="0.0252in" svg:x2="2.5319in" svg:y2="0.3469in"><text:p/></draw:line><draw:line text:anchor-type="paragraph" draw:z-index="19" draw:style-name="gr5" draw:text-style-name="P132" svg:x1="3.9339in" svg:y1="0.0346in" svg:x2="4.1039in" svg:y2="0.3657in"><text:p/></draw:line><draw:line text:anchor-type="paragraph" draw:z-index="20" draw:style-name="gr5" draw:text-style-name="P132" svg:x1="4.4453in" svg:y1="0.0154in" svg:x2="5.7236in" svg:y2="0.3374in"><text:p/></draw:line></text:p>
      <text:p text:style-name="P15"/>
      <table:table table:name="Tabelle5" table:style-name="Tabelle5">
        <table:table-column table:style-name="Tabelle5.A" table:number-columns-repeated="3"/>
        <table:table-column table:style-name="Tabelle5.D"/>
        <table:table-row>
          <table:table-cell table:style-name="Tabelle5.A1" office:value-type="string">
            <text:p text:style-name="P21">Buchführung</text:p>
          </table:table-cell>
          <table:table-cell table:style-name="Tabelle5.A1" office:value-type="string">
            <text:p text:style-name="P21">Kosten- und Leistungrechnung</text:p>
          </table:table-cell>
          <table:table-cell table:style-name="Tabelle5.A1" office:value-type="string">
            <text:p text:style-name="P21">Statistik</text:p>
          </table:table-cell>
          <table:table-cell table:style-name="Tabelle5.A1" office:value-type="string">
            <text:p text:style-name="P21">Planungsrechnung</text:p>
          </table:table-cell>
        </table:table-row>
        <table:table-row>
          <table:table-cell table:style-name="Tabelle5.A1" office:value-type="string">
            <text:p text:style-name="P21"/>
          </table:table-cell>
          <table:table-cell table:style-name="Tabelle5.A1" office:value-type="string">
            <text:p text:style-name="P21"/>
          </table:table-cell>
          <table:table-cell table:style-name="Tabelle5.A1" office:value-type="string">
            <text:p text:style-name="P21"/>
          </table:table-cell>
          <table:table-cell table:style-name="Tabelle5.A1" office:value-type="string">
            <text:p text:style-name="P21"/>
          </table:table-cell>
        </table:table-row>
      </table:table>
      <text:p text:style-name="P15"/>
      <text:list xml:id="list1295914534428632492" text:style-name="L7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3">Finanzbuchführung → Zeitraumrechnung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>Erfassung der Vermögens- und Kapitalbestände sowie deren Veränderungen innerhalb eines Rechnungszeitraumes zur Erfolgsermittlung (Bilanz, Gewinn- /Verlustrechnung)</text:p>
      <text:p text:style-name="P16"/>
      <text:p text:style-name="P16"><text:tab/>Statistik → Vergleichsrechnung</text:p>
      <text:p text:style-name="P16"/>
      <text:p text:style-name="P16">Zahlenmäßige Erfassung immer wiederkehrender Vorgänge und anschließender Zeitvergleiche (z.B. Umsatz, Lohnkosten, usw.)</text:p>
      <text:p text:style-name="P16"/>
      <text:p text:style-name="P16"><text:tab/>Planungsrechnung → Vorschaurechnung</text:p>
      <text:p text:style-name="P16"/>
      <text:p text:style-name="P16">Aufstellen und Vorgabe von Sollzahlen für begrenzte Zeiträume oder bestimmte Projekte und Vergleich mit IST- Werten (z.B. Absatzplan, Investitionsplan)</text:p>
      <text:p text:style-name="P16"/>
      <text:p text:style-name="P16"><text:tab/>Kosten- und Leistungsrechnung → Stückrechnung bzw. Leistungseinheit- Rechnung</text:p>
      <text:p text:style-name="P16"/>
      <text:p text:style-name="P16">Erfassung des in Geld bewerteten Gütereinsatzes zur Ermittlung des Selbskostenpreises. Die Leistungsrechnung stellt die betrieblichen Leistungen den Kosten gegenüber.</text:p>
      <text:p text:style-name="P16"/>
      <text:list xml:id="list6728272538253829115" text:style-name="L75">
        <text:list-item>
          <text:p text:style-name="P94">Bedeutung und Aufgaben des Rechnungswesens</text:p>
        </text:list-item>
      </text:list>
      <text:p text:style-name="P16"/>
      <text:list xml:id="list3553233076971286858" text:style-name="L76">
        <text:list-item>
          <text:p text:style-name="P95">Dokumentation (Aufzeichnung der Veränderungen von Vermögen und Schulden durch Wertschöpfungsprozesse)</text:p>
        </text:list-item>
        <text:list-item>
          <text:p text:style-name="P95">Kontrolle (Überwachung von Rentabilität, Liquidität und Wirtschaftlichkeit)</text:p>
        </text:list-item>
        <text:list-item>
          <text:p text:style-name="P95">Rechenschaftslegung und Information (Weitergabe von Informationen über die wirtschaftliche Situation an Interessenten z.B. Banken, Aktionäre, Staat, usw.)</text:p>
        </text:list-item>
        <text:list-item>
          <text:p text:style-name="P95">Planung und Disposition (Grundlage für Planungen und Entscheidungen)</text:p>
        </text:list-item>
      </text:list>
      <text:list xml:id="list127166106085543900" text:style-name="L77">
        <text:list-header>
          <text:p text:style-name="P96"/>
        </text:list-header>
      </text:list>
      <text:p text:style-name="P16"><text:soft-page-break/></text:p>
      <text:p text:style-name="P16"/>
      <text:list xml:id="list341089900400460400" text:style-name="L78">
        <text:list-item>
          <text:p text:style-name="P97">Wesentliche Bestimmungen und Gesetze</text:p>
        </text:list-item>
      </text:list>
      <text:p text:style-name="P16"/>
      <text:list xml:id="list6620725290088533583" text:style-name="L79">
        <text:list-item>
          <text:p text:style-name="P98">HGB (Handelsgesetzbuch)</text:p>
        </text:list-item>
        <text:list-item>
          <text:p text:style-name="P98">Aktiengesetz</text:p>
        </text:list-item>
        <text:list-item>
          <text:p text:style-name="P98">Steuergesetze</text:p>
        </text:list-item>
        <text:list-item>
          <text:p text:style-name="P98">Betriebsverfassungsgesetz</text:p>
        </text:list-item>
      </text:list>
      <text:p text:style-name="P16"/>
      <text:list xml:id="list825212911514474978" text:style-name="L80">
        <text:list-item>
          <text:p text:style-name="P99">Grundbegriffe der Kostenrechnung</text:p>
        </text:list-item>
      </text:list>
      <text:p text:style-name="P16"/>
      <text:list xml:id="list735919751614422583" text:style-name="L81">
        <text:list-item>
          <text:list>
            <text:list-item>
              <text:p text:style-name="P100">Kostenbegriff</text:p>
            </text:list-item>
          </text:list>
        </text:list-item>
      </text:list>
      <text:p text:style-name="P16"/>
      <text:p text:style-name="P16">Kosten sind die Werte des Einsatzes von Gütern zur Einstellung von betrieblichen Leistungen.</text:p>
      <text:p text:style-name="P16"/>
      <text:p text:style-name="P16">Merkmale:</text:p>
      <text:list xml:id="list2066257608813798972" text:style-name="L82">
        <text:list-item>
          <text:p text:style-name="P101">Einsatz von Gütern im weitesten Sinne und losgelöst von Geldausgaben (z.B. Schenkungen, Weiterverarbeitungen von Abfallprodukten)</text:p>
        </text:list-item>
        <text:list-item>
          <text:p text:style-name="P101">Der Gütereinsatz kann in Geldwerten oder in Mengen, Stunden usw. gemessen werden, muss aber bei der Kostenrechnung generell als Geldwert angegeben werden.</text:p>
        </text:list-item>
        <text:list-item>
          <text:p text:style-name="P101">Leistungsbezogen, d.h. nur der zur Leistungserstellung erforderliche Einsatz</text:p>
        </text:list-item>
      </text:list>
      <text:p text:style-name="P16"/>
      <text:list xml:id="list2737839900744409701" text:style-name="L83">
        <text:list-item>
          <text:list>
            <text:list-item>
              <text:p text:style-name="P102">Kosten und Ausgaben</text:p>
            </text:list-item>
          </text:list>
        </text:list-item>
      </text:list>
      <text:p text:style-name="P16">Kostenbegriff ist nicht identisch mit dem Ausgabenbegriff !!!</text:p>
      <text:p text:style-name="P16"/>
      <text:p text:style-name="P16">So können u.a.:</text:p>
      <text:list xml:id="list2951756344380240625" text:style-name="L84">
        <text:list-item>
          <text:p text:style-name="P103">Ausgaben nie Kosten sein</text:p>
          <text:p text:style-name="P103">(z.B. Kauf unbebauter Grundstücke, solange sie unbebaut bleiben, Spenden, Gewinnausschüttung, Privatentnahmen)</text:p>
        </text:list-item>
        <text:list-item>
          <text:p text:style-name="P103">Kosten nie Ausgaben sein</text:p>
          <text:p text:style-name="P103">(z.B. Unternehmerlohn, unentgeltlich erworbene Betriebsmittel)</text:p>
        </text:list-item>
        <text:list-item>
          <text:p text:style-name="P103">Ausgaben gleichzeitig Kosten sein</text:p>
        </text:list-item>
        <text:list-item>
          <text:p text:style-name="P103">(z.B. Personalkosten, Vertriebskosten, wenn zeitlich mit Leistungserstellung zusammenfallen)</text:p>
        </text:list-item>
      </text:list>
      <text:p text:style-name="P16"/>
      <text:list xml:id="list7855218629967040327" text:style-name="L85">
        <text:list-item>
          <text:list>
            <text:list-item>
              <text:p text:style-name="P104">Aufwand und Ausgaben (Werte an Gütern innerhalb der Rechnungsperiode)</text:p>
            </text:list-item>
          </text:list>
        </text:list-item>
      </text:list>
      <text:p text:style-name="P16"/>
      <text:list xml:id="list5758541233736523412" text:style-name="L86">
        <text:list-item>
          <text:p text:style-name="P105">Aufwendungen sind keine Ausgaben</text:p>
          <text:p text:style-name="P105">(z.B. Güter aus Erbschaft und Schenkung)</text:p>
        </text:list-item>
        <text:list-item>
          <text:p text:style-name="P105">Aufwendungen können gleichzeitig Ausgaben sein</text:p>
          <text:p text:style-name="P105">(z.B. Lohnzahlungen)</text:p>
        </text:list-item>
        <text:list-item>
          <text:p text:style-name="P105">Ausgaben sind keine Aufwendungen</text:p>
          <text:p text:style-name="P105">(z.B. Privatentnahmen, Rückzahlung von Eigenkapital)</text:p>
        </text:list-item>
      </text:list>
      <text:p text:style-name="P16"/>
      <text:list xml:id="list6146391438075441294" text:style-name="L87">
        <text:list-item>
          <text:list>
            <text:list-item>
              <text:p text:style-name="P106">Aufwand und Kosten</text:p>
            </text:list-item>
          </text:list>
        </text:list-item>
      </text:list>
      <text:p text:style-name="P16"/>
      <text:list xml:id="list8243682146574234680" text:style-name="L88">
        <text:list-item>
          <text:p text:style-name="P107"><text:soft-page-break/>neutraler Aufwand stellt keine Kosten dar</text:p>
          <text:p text:style-name="P107">(z.B. Spenden, Reparaturkosten für Kfz nach Unfall)</text:p>
        </text:list-item>
        <text:list-item>
          <text:p text:style-name="P107">Zweckaufwand stellt Kosten dar (z.B. Fertigungslöhne, Materialeinsatz)</text:p>
        </text:list-item>
      </text:list>
      <text:h text:style-name="P131" text:outline-level="1">5. Gliederung der Kostenrechnung</text:h>
      <text:list xml:id="list1703743585738544161" text:style-name="L89">
        <text:list-item>
          <text:list>
            <text:list-item>
              <text:p text:style-name="P130">Kostenartenrechnung</text:p>
            </text:list-item>
          </text:list>
        </text:list-item>
      </text:list>
      <text:p text:style-name="P16"/>
      <text:p text:style-name="P16">→ welche Kosten existieren</text:p>
      <text:p text:style-name="P16">→ Zusammenstellung sämtlicher Kosten nach Kostengruppen geordnet</text:p>
      <text:p text:style-name="P16"/>
      <text:list xml:id="list4302277107503667190" text:style-name="L90">
        <text:list-item>
          <text:list>
            <text:list-item>
              <text:p text:style-name="P108">Kostenstellenrechnung</text:p>
            </text:list-item>
          </text:list>
        </text:list-item>
      </text:list>
      <text:p text:style-name="P16"/>
      <text:p text:style-name="P16">→ wo im Unternehmen treten diese Kosten auf</text:p>
      <text:p text:style-name="P16">→ Zusammenstellung der Kosten nach dem Ort ihrer Entstehung</text:p>
      <text:p text:style-name="P16"/>
      <text:list xml:id="list4101314287874012521" text:style-name="L91">
        <text:list-item>
          <text:list>
            <text:list-item>
              <text:list>
                <text:list-item>
                  <text:p text:style-name="P109">Zweck</text:p>
                </text:list-item>
              </text:list>
            </text:list-item>
          </text:list>
        </text:list-item>
      </text:list>
      <text:p text:style-name="P16">→ Planung und Überwachung</text:p>
      <text:p text:style-name="P16">→ Schaffung von Verantwortungsbereichen</text:p>
      <text:p text:style-name="P16">→ Verbesserung des Verantwortungsbewusstseins</text:p>
      <text:p text:style-name="P16">→ Schaffung einer möglichen Grundlage zur Bestimmung einer leistungsgerechten Beteiligung am Wertschöpfungsprozess</text:p>
      <text:p text:style-name="P16">→ Grundlage einer genaueren Kostenträgerrechnung</text:p>
      <text:p text:style-name="P16"/>
      <text:list xml:id="list4845464539682915156" text:style-name="L92">
        <text:list-item>
          <text:list>
            <text:list-item>
              <text:list>
                <text:list-item>
                  <text:p text:style-name="P110">Einzel- und Gemeinkosten</text:p>
                </text:list-item>
              </text:list>
            </text:list-item>
          </text:list>
        </text:list-item>
      </text:list>
      <text:p text:style-name="P16">→ Einzelkosten können der einzelnen Leistungseinheit unmittelbar zugerechnet werden</text:p>
      <text:p text:style-name="P16">→ Gemeinkosten werden für einen bestimmten Zeitraum erfasst und mit einem Verteilungsschlüssel auf die Kostenstellen aufgeteilt</text:p>
      <text:p text:style-name="P16"/>
      <text:list xml:id="list8926786081402926945" text:style-name="L93">
        <text:list-item>
          <text:list>
            <text:list-item>
              <text:list>
                <text:list-item>
                  <text:p text:style-name="P111">Kostenbereiche – Kostenstellen</text:p>
                </text:list-item>
              </text:list>
            </text:list-item>
          </text:list>
        </text:list-item>
      </text:list>
      <text:p text:style-name="P16">→ Bildung von Kostenbereichen (z.B. Fertigungsbereich, Verwaltungsbereich)</text:p>
      <text:p text:style-name="P16">→ Davon ausgehend erfolgt die Bildung der Kostenstellen</text:p>
      <text:list xml:id="list1083702766522946249" text:style-name="L94">
        <text:list-item>
          <text:p text:style-name="P112">für mehrere Kostenbereiche eine Kostenstelle</text:p>
        </text:list-item>
        <text:list-item>
          <text:p text:style-name="P112">für einen Kostenbereich einer Kostenstellen</text:p>
          <text:list>
            <text:list-item>
              <text:p text:style-name="P112">für einen Kostenbereich mehrere Kostenstellen</text:p>
            </text:list-item>
          </text:list>
        </text:list-item>
      </text:list>
      <text:p text:style-name="P16"/>
      <text:list xml:id="list1994913919299149784" text:style-name="L95">
        <text:list-item>
          <text:list>
            <text:list-item>
              <text:p text:style-name="P113">Kostenträgerrechnung</text:p>
            </text:list-item>
          </text:list>
        </text:list-item>
      </text:list>
      <text:p text:style-name="P16">→ wodurch sind diese Kosten entstanden</text:p>
      <text:p text:style-name="P16">→ Zuordnung der Kosten zu den betrieblichen Leistungen</text:p>
      <text:p text:style-name="P16">→ Zwei Formen:</text:p>
      <text:p text:style-name="P16"/>
      <text:list xml:id="list2547351378736700815" text:style-name="L96">
        <text:list-item>
          <text:list>
            <text:list-item>
              <text:list>
                <text:list-item>
                  <text:p text:style-name="P114">Kostenträger – Zeitrechnung</text:p>
                </text:list-item>
              </text:list>
            </text:list-item>
          </text:list>
        </text:list-item>
      </text:list>
      <text:list xml:id="list6637571190965197908" text:style-name="L97">
        <text:list-item>
          <text:list>
            <text:list-item>
              <text:list>
                <text:list-item>
                  <text:p text:style-name="P115">Erfassung der Kosten in einem Rechnungszeitabschnitt</text:p>
                </text:list-item>
                <text:list-item>
                  <text:p text:style-name="P115">Vorbereitung der Kalkulation</text:p>
                </text:list-item>
                <text:list-item>
                  <text:p text:style-name="P115">Vorbereitung der Betriebsergebnisrechnung</text:p>
                </text:list-item>
              </text:list>
            </text:list-item>
          </text:list>
        </text:list-item>
      </text:list>
      <text:p text:style-name="P16"/>
      <text:p text:style-name="P16"/>
      <text:p text:style-name="P16"/>
      <text:p text:style-name="P16"><text:soft-page-break/></text:p>
      <text:p text:style-name="P16"/>
      <text:list xml:id="list5235772618165561708" text:style-name="L98">
        <text:list-item>
          <text:p text:style-name="P116">Kostenträgereinheit – Rechnung</text:p>
        </text:list-item>
      </text:list>
      <text:p text:style-name="P16"/>
      <text:p text:style-name="P17"><draw:line text:anchor-type="paragraph" draw:z-index="21" draw:style-name="gr6" draw:text-style-name="P132" svg:x1="2.7406in" svg:y1="0.2055in" svg:x2="1.6898in" svg:y2="0.622in"><text:p/></draw:line><draw:line text:anchor-type="paragraph" draw:z-index="22" draw:style-name="gr6" draw:text-style-name="P132" svg:x1="3.9717in" svg:y1="0.2055in" svg:x2="5.0319in" svg:y2="0.6126in"><text:p/></draw:line>Divisionsverfahren</text:p>
      <text:p text:style-name="P17"/>
      <text:p text:style-name="P17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21">Divisionskalkulation</text:p>
            <text:p text:style-name="P21">|</text:p>
            <text:p text:style-name="P21">Nur eine Erzeugnisart jedoch in Massen</text:p>
            <text:p text:style-name="P21">(z.B. Kraftwerk, Wasserwerk)</text:p>
            <text:p text:style-name="P21">|</text:p>
            <text:p text:style-name="P21">Kosten LE = Gesamtkosten / Gesamtzahl</text:p>
          </table:table-cell>
          <table:table-cell table:style-name="Tabelle6.A1" office:value-type="string">
            <text:p text:style-name="P21">Äquivalenzkalkulation</text:p>
            <text:p text:style-name="P21">|</text:p>
            <text:p text:style-name="P21">mehrere gleichartige Erzeugnisse</text:p>
            <text:p text:style-name="P21">(z.B. Konservenfabrik)</text:p>
            <text:p text:style-name="P21">|</text:p>
            <text:p text:style-name="P21">Verhältniszahlen der verschiedenen gleichartigen Erzeugnisse</text:p>
          </table:table-cell>
        </table:table-row>
      </table:table>
      <text:p text:style-name="P17"/>
      <text:p text:style-name="P17"/>
      <text:p text:style-name="P17">Zuschlagsverfahren</text:p>
      <text:p text:style-name="P17"><draw:line text:anchor-type="paragraph" draw:z-index="24" draw:style-name="gr6" draw:text-style-name="P132" svg:x1="3.9382in" svg:y1="0.1882in" svg:x2="4.9984in" svg:y2="0.5953in"><text:p/></draw:line><draw:line text:anchor-type="paragraph" draw:z-index="23" draw:style-name="gr6" draw:text-style-name="P132" svg:x1="2.811in" svg:y1="0.1882in" svg:x2="1.7602in" svg:y2="0.6047in"><text:p/></draw:line>(bei mehreren verschiedenartigen Erzeugnissen)</text:p>
      <text:p text:style-name="P17"/>
      <text:p text:style-name="P17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21">Auftragskalkulation</text:p>
            <text:p text:style-name="P21">|</text:p>
            <text:p text:style-name="P21">Gemeinkostenzuschlag bezieht sich auf den jeweiligen Auftrag</text:p>
          </table:table-cell>
          <table:table-cell table:style-name="Tabelle7.A1" office:value-type="string">
            <text:p text:style-name="P21">Sortenrechnung</text:p>
            <text:p text:style-name="P21">|</text:p>
            <text:p text:style-name="P21">Gemeinkostenzuschlag bezieht sich auf eine Erzeugnisgruppe</text:p>
          </table:table-cell>
        </table:table-row>
      </table:table>
      <text:p text:style-name="P17"/>
      <text:p text:style-name="P17"/>
      <text:list xml:id="list4175945567293890904" text:style-name="L99">
        <text:list-item>
          <text:list>
            <text:list-item>
              <text:p text:style-name="P117">Kalkulation</text:p>
              <text:list>
                <text:list-item>
                  <text:p text:style-name="P117"><draw:line text:anchor-type="paragraph" draw:z-index="26" draw:style-name="gr6" draw:text-style-name="P132" svg:x1="2.0209in" svg:y1="0.2008in" svg:x2="3.2807in" svg:y2="0.6272in"><text:p/></draw:line><draw:line text:anchor-type="paragraph" draw:z-index="27" draw:style-name="gr6" draw:text-style-name="P132" svg:x1="2.2764in" svg:y1="0.1437in" svg:x2="5.4583in" svg:y2="0.6173in"><text:p/></draw:line>Einteilung</text:p>
                </text:list-item>
              </text:list>
            </text:list-item>
          </text:list>
        </text:list-item>
      </text:list>
      <text:p text:style-name="P16"><draw:line text:anchor-type="paragraph" draw:z-index="25" draw:style-name="gr6" draw:text-style-name="P132" svg:x1="1.5665in" svg:y1="0.0118in" svg:x2="1.102in" svg:y2="0.4193in"><text:p/></draw:line></text:p>
      <text:p text:style-name="P16"/>
      <table:table table:name="Tabelle8" table:style-name="Tabelle8">
        <table:table-column table:style-name="Tabelle8.A" table:number-columns-repeated="3"/>
        <table:table-row>
          <table:table-cell table:style-name="Tabelle8.A1" office:value-type="string">
            <text:p text:style-name="P17">Vorkalkulation</text:p>
            <text:p text:style-name="P17">|</text:p>
            <text:p text:style-name="P17">Ermittlung des VP</text:p>
            <text:p text:style-name="P17">→ Angebotserstellung</text:p>
            <text:p text:style-name="P17">→ Entscheidung zur Auftragsannahme</text:p>
          </table:table-cell>
          <table:table-cell table:style-name="Tabelle8.A1" office:value-type="string">
            <text:p text:style-name="P21">Zwischenkalkulation</text:p>
            <text:p text:style-name="P21">|</text:p>
            <text:p text:style-name="P21">Überwachung der Kostenentwicklung</text:p>
            <text:p text:style-name="P21">→ Erkennung von Verlustquellen</text:p>
          </table:table-cell>
          <table:table-cell table:style-name="Tabelle8.A1" office:value-type="string">
            <text:p text:style-name="P21">Nachkalkulation</text:p>
            <text:p text:style-name="P21">|</text:p>
            <text:p text:style-name="P21">vergleich geplante und tatsächliche Kosten</text:p>
            <text:p text:style-name="P21">→ Anhaltspunkt für zukünftige VK</text:p>
          </table:table-cell>
        </table:table-row>
      </table:table>
      <text:p text:style-name="P16"/>
      <text:list xml:id="list4632370399454463566" text:style-name="L100">
        <text:list-item>
          <text:list>
            <text:list-item>
              <text:list>
                <text:list-item>
                  <text:p text:style-name="P118">Verfahren</text:p>
                </text:list-item>
              </text:list>
            </text:list-item>
          </text:list>
        </text:list-item>
      </text:list>
      <text:p text:style-name="P16"/>
      <text:list xml:id="list5417613026496622939" text:style-name="L101">
        <text:list-item>
          <text:p text:style-name="P119">Bezugskalkulation</text:p>
          <text:p text:style-name="P119">(Ermittlung von Bezugskosten)</text:p>
        </text:list-item>
        <text:list-item>
          <text:p text:style-name="P119">Bestimmung der Handlungskostenzuschläge</text:p>
          <text:p text:style-name="P119">(Gemeinkostenzuschläge)</text:p>
        </text:list-item>
        <text:list-item>
          <text:p text:style-name="P119">Verkaufskalkulation</text:p>
          <text:p text:style-name="P119">(Angebotserstellung)</text:p>
        </text:list-item>
      </text:list>
      <text:p text:style-name="P16"/>
      <text:p text:style-name="P16"/>
      <text:p text:style-name="P16"><text:soft-page-break/></text:p>
      <text:p text:style-name="P16"/>
      <text:list xml:id="list4916739469646355210" text:style-name="L102">
        <text:list-item>
          <text:p text:style-name="P120">Teilkostenrechnung (Deckungsbeitragsrechnung, direct costing)</text:p>
        </text:list-item>
      </text:list>
      <text:p text:style-name="P16"/>
      <text:p text:style-name="P16">→ Erforderlich für eine bessere Anpassung auf veränderliche Marktsituationen</text:p>
      <text:p text:style-name="P16">→ Bestimmung der Preisuntergrenze</text:p>
      <text:p text:style-name="P16">→ Einteilung der Kosten nach der Abhängigkeit der erbrachten Produktion bzw. Leistung</text:p>
      <text:p text:style-name="P16"/>
      <text:p text:style-name="P14">variable Kosten</text:p>
      <text:p text:style-name="P14"/>
      <text:p text:style-name="P16">(Kosten, welche Produktions- und Leistungsunabhängig sind, z.B. Materialkosten, Fertigungslöhne, Kraftstoffkosten für Servicefahrzeug)</text:p>
      <text:p text:style-name="P16"/>
      <text:p text:style-name="P16">Fixkosten</text:p>
      <text:p text:style-name="P16"/>
      <text:p text:style-name="P16">(Kosten, welche Produktions- und Leistungsunabhängig sind, z.B. Zinsen für Kredite, Grundsteuer, Versicherungen)</text:p>
      <text:p text:style-name="P16"/>
      <text:p text:style-name="P16">→ Prinzip der Teilkostenrechnung</text:p>
      <text:list xml:id="list1134726004395080072" text:style-name="L103">
        <text:list-item>
          <text:p text:style-name="P121">Berücksichtigung nur der variablen Kosten</text:p>
        </text:list-item>
        <text:list-item>
          <text:p text:style-name="P121">Bestimmung des erwirtschafteten Umsatzerlöses</text:p>
        </text:list-item>
        <text:list-item>
          <text:p text:style-name="P121">Bilder der Differenz der daraus und Prüfung dieser Differenz</text:p>
        </text:list-item>
      </text:list>
      <text:p text:style-name="P16"/>
      <text:p text:style-name="P15">Deckungsbeitrag = Umsatzerlös – variable Kosten</text:p>
      <text:p text:style-name="P15"/>
      <text:p text:style-name="P16">Dabei können drei Möglichkeiten auftreten:</text:p>
      <text:list xml:id="list609455699756649243" text:style-name="L104">
        <text:list-item>
          <text:p text:style-name="P122">variable Kosten &gt; Erlös → unwirtschaftlich, da Auftrag selbst zu Verlusten führt</text:p>
        </text:list-item>
        <text:list-item>
          <text:p text:style-name="P122">variable Kosten = Erlös → riskant, Fixkosten müssen andersweilig gedeckt werden</text:p>
        </text:list-item>
        <text:list-item>
          <text:p text:style-name="P122">variable Kosten &lt; Erlös → wird wirtschaftlich, ideal wenn noch Gewinn abfällt</text:p>
        </text:list-item>
      </text:list>
      <text:p text:style-name="P16"/>
      <text:p text:style-name="P16"/>
      <text:list xml:id="list8975867620794619518" text:style-name="L105">
        <text:list-item>
          <text:p text:style-name="P123">Mehrstufige Deckungsbeitragsrechnung</text:p>
        </text:list-item>
      </text:list>
      <text:p text:style-name="P16"/>
      <text:p text:style-name="P16">Problemsituation</text:p>
      <text:p text:style-name="P16"/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string">
            <text:p text:style-name="P21">Erzeugnis 1</text:p>
          </table:table-cell>
          <table:table-cell table:style-name="Tabelle9.B1" office:value-type="string">
            <text:p text:style-name="P21">Erzeugnis 2</text:p>
          </table:table-cell>
        </table:table-row>
        <table:table-row>
          <table:table-cell table:style-name="Tabelle9.A2" office:value-type="string">
            <text:p text:style-name="P22">DB <text:s text:c="3"/>-10000 €</text:p>
            <text:p text:style-name="P22">Fixkosten: 10000 € → Gewinn 0 €</text:p>
            <text:p text:style-name="P22"/>
            <text:p text:style-name="P22"><text:s text:c="64"/>oder</text:p>
            <text:p text:style-name="P22"/>
            <text:p text:style-name="P22">DB <text:s text:c="3"/>5000 €</text:p>
            <text:p text:style-name="P22">Fixkosten: 10000 → Gewinn 10000 €</text:p>
          </table:table-cell>
          <table:table-cell table:style-name="Tabelle9.B2" office:value-type="string">
            <text:p text:style-name="P22">20000 €</text:p>
            <text:p text:style-name="P22"/>
            <text:p text:style-name="P22"/>
            <text:p text:style-name="P22"/>
            <text:p text:style-name="P22"/>
            <text:p text:style-name="P22">15000 €</text:p>
          </table:table-cell>
        </table:table-row>
      </table:table>
      <text:p text:style-name="P16"/>
      <text:p text:style-name="P16">Frage: ideal? → nein, da Deckungsbeiträge sehr unterschiedlich sein können</text:p>
      <text:p text:style-name="P16"/>
      <text:p text:style-name="P16">→ einstufige DBR → Gewinn (Verlust) = Gesamt – DB – Gesamtfixkosten</text:p>
      <text:p text:style-name="P16"><text:soft-page-break/>→ bei unterschiedlichen Produkten oder Leistungen ist zwecks einer besseren Planung eine verursachungsgerechtere Bestimmung erforderlich</text:p>
      <text:p text:style-name="P16">→ mehrstufige Deckungsbeitragsrechnung (Berücksichtigung zurechenbarer Fixkosten)</text:p>
      <text:p text:style-name="P16"/>
      <text:p text:style-name="P17"><draw:line text:anchor-type="paragraph" draw:z-index="28" draw:style-name="gr5" draw:text-style-name="P132" svg:x1="3.1382in" svg:y1="0.1846in" svg:x2="1.8882in" svg:y2="0.6201in"><text:p/></draw:line><draw:line text:anchor-type="paragraph" draw:z-index="29" draw:style-name="gr5" draw:text-style-name="P132" svg:x1="3.5744in" svg:y1="0.1846in" svg:x2="5.0799in" svg:y2="0.6299in"><text:p/></draw:line>Fixkosten</text:p>
      <text:p text:style-name="P17"/>
      <text:p text:style-name="P17"/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string">
            <text:p text:style-name="P21">zurechenbare Fixkosten</text:p>
            <text:p text:style-name="P21">z.B. Produktwerbung, Entwicklungskosten, Lizenzkosten, Patentrechte</text:p>
          </table:table-cell>
          <table:table-cell table:style-name="Tabelle10.A1" office:value-type="string">
            <text:p text:style-name="P21">nicht zurechenbare Fixkosten</text:p>
            <text:p text:style-name="P21">Verwaltungskosten</text:p>
            <text:p text:style-name="P21">Unternehmenskosten</text:p>
            <text:p text:style-name="P21">Leitungskosten</text:p>
            <text:p text:style-name="P21">Unternehmenswerbung</text:p>
          </table:table-cell>
        </table:table-row>
        <table:table-row>
          <table:table-cell table:style-name="Tabelle10.A1" office:value-type="string">
            <text:p text:style-name="P21"/>
          </table:table-cell>
          <table:table-cell table:style-name="Tabelle10.A1" office:value-type="string">
            <text:p text:style-name="P21"/>
          </table:table-cell>
        </table:table-row>
      </table:table>
      <text:p text:style-name="P17"/>
      <text:p text:style-name="P17"/>
      <text:p text:style-name="P18">Rechnungsbeispiel</text:p>
      <text:p text:style-name="P16">Ermitteln Sie den erzielten Gewinn</text:p>
      <text:p text:style-name="P16"/>
      <table:table table:name="Tabelle11" table:style-name="Tabelle11">
        <table:table-column table:style-name="Tabelle11.A" table:number-columns-repeated="3"/>
        <table:table-column table:style-name="Tabelle11.D"/>
        <table:table-row>
          <table:table-cell table:style-name="Tabelle11.A1" office:value-type="string">
            <text:p text:style-name="P22"/>
          </table:table-cell>
          <table:table-cell table:style-name="Tabelle11.A1" office:value-type="string">
            <text:p text:style-name="P21">E1</text:p>
          </table:table-cell>
          <table:table-cell table:style-name="Tabelle11.A1" office:value-type="string">
            <text:p text:style-name="P21">E2</text:p>
          </table:table-cell>
          <table:table-cell table:style-name="Tabelle11.D1" office:value-type="string">
            <text:p text:style-name="P21">E3</text:p>
          </table:table-cell>
        </table:table-row>
        <table:table-row>
          <table:table-cell table:style-name="Tabelle11.A2" office:value-type="string">
            <text:p text:style-name="P22">DB<text:span text:style-name="T6">1</text:span></text:p>
          </table:table-cell>
          <table:table-cell table:style-name="Tabelle11.A2" office:value-type="string">
            <text:p text:style-name="P21">170000</text:p>
          </table:table-cell>
          <table:table-cell table:style-name="Tabelle11.A2" office:value-type="string">
            <text:p text:style-name="P21">25000</text:p>
          </table:table-cell>
          <table:table-cell table:style-name="Tabelle11.D2" office:value-type="string">
            <text:p text:style-name="P21">128000</text:p>
          </table:table-cell>
        </table:table-row>
        <table:table-row>
          <table:table-cell table:style-name="Tabelle11.A2" office:value-type="string">
            <text:p text:style-name="P22"><text:span text:style-name="T7">FK</text:span><text:span text:style-name="T6">ges</text:span></text:p>
          </table:table-cell>
          <table:table-cell table:style-name="Tabelle11.D2" table:number-columns-spanned="3" office:value-type="string">
            <text:p text:style-name="P21">205000</text:p>
          </table:table-cell>
          <table:covered-table-cell/>
          <table:covered-table-cell/>
        </table:table-row>
        <table:table-row>
          <table:table-cell table:style-name="Tabelle11.A2" office:value-type="string">
            <text:p text:style-name="P22">Erz. FK</text:p>
          </table:table-cell>
          <table:table-cell table:style-name="Tabelle11.A2" office:value-type="string">
            <text:p text:style-name="P21">65000</text:p>
          </table:table-cell>
          <table:table-cell table:style-name="Tabelle11.A2" office:value-type="string">
            <text:p text:style-name="P21">23000</text:p>
          </table:table-cell>
          <table:table-cell table:style-name="Tabelle11.D2" office:value-type="string">
            <text:p text:style-name="P21">73000</text:p>
          </table:table-cell>
        </table:table-row>
        <table:table-row>
          <table:table-cell table:style-name="Tabelle11.A2" office:value-type="string">
            <text:p text:style-name="P22">DB<text:span text:style-name="T6">2</text:span></text:p>
          </table:table-cell>
          <table:table-cell table:style-name="Tabelle11.A2" office:value-type="string">
            <text:p text:style-name="P21">105000</text:p>
          </table:table-cell>
          <table:table-cell table:style-name="Tabelle11.A2" office:value-type="string">
            <text:p text:style-name="P21">2000</text:p>
          </table:table-cell>
          <table:table-cell table:style-name="Tabelle11.D2" office:value-type="string">
            <text:p text:style-name="P21">55000</text:p>
          </table:table-cell>
        </table:table-row>
        <table:table-row>
          <table:table-cell table:style-name="Tabelle11.A2" office:value-type="string">
            <text:p text:style-name="P22">FK<text:span text:style-name="T6">Rest</text:span></text:p>
          </table:table-cell>
          <table:table-cell table:style-name="Tabelle11.D2" table:number-columns-spanned="3" office:value-type="string">
            <text:p text:style-name="P21">44000</text:p>
          </table:table-cell>
          <table:covered-table-cell/>
          <table:covered-table-cell/>
        </table:table-row>
        <table:table-row>
          <table:table-cell table:style-name="Tabelle11.A2" office:value-type="string">
            <text:p text:style-name="P22">Gewinn</text:p>
          </table:table-cell>
          <table:table-cell table:style-name="Tabelle11.D2" table:number-columns-spanned="3" office:value-type="string">
            <text:p text:style-name="P21">118000</text:p>
          </table:table-cell>
          <table:covered-table-cell/>
          <table:covered-table-cell/>
        </table:table-row>
      </table:table>
      <text:p text:style-name="P16"/>
      <text:list xml:id="list3392912779758739957" text:style-name="L106">
        <text:list-item>
          <text:list>
            <text:list-item>
              <text:p text:style-name="P124">Verwendung für UN-Entscheidungen</text:p>
            </text:list-item>
          </text:list>
        </text:list-item>
      </text:list>
      <text:p text:style-name="P16"/>
      <text:list xml:id="list573607960087749730" text:style-name="L107">
        <text:list-item>
          <text:p text:style-name="P125">Produktions – und Absatzplanung</text:p>
          <text:p text:style-name="P125">z.B.</text:p>
          <text:list>
            <text:list-item>
              <text:p text:style-name="P125">neue Erzeugnisse als Ersatz oder zusätzliche</text:p>
            </text:list-item>
            <text:list-item>
              <text:p text:style-name="P125">zusätzliche Auftragsannahme</text:p>
            </text:list-item>
            <text:list-item>
              <text:p text:style-name="P125">verstärkte Förderung eingeführter Erzeugnissen</text:p>
              <text:p text:style-name="P125"/>
            </text:list-item>
          </text:list>
        </text:list-item>
        <text:list-item>
          <text:p text:style-name="P125">Sortiments- und Preispolitik</text:p>
          <text:p text:style-name="P125">z.B.</text:p>
          <text:list>
            <text:list-item>
              <text:p text:style-name="P125">DB = 0 → nur kurzfristig möglich</text:p>
            </text:list-item>
            <text:list-item>
              <text:p text:style-name="P125">DB = FK → mögliche dauerhafte Preisuntergrenze</text:p>
            </text:list-item>
            <text:list-item>
              <text:p text:style-name="P125">DB &gt; FK → Gewinn</text:p>
            </text:list-item>
          </text:list>
        </text:list-item>
      </text:list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list xml:id="list5752379006169582316" text:style-name="L108">
        <text:list-item>
          <text:list>
            <text:list-item>
              <text:list>
                <text:list-item>
                  <text:p text:style-name="P126">Programmentscheidungen bei Produktionsengpässen</text:p>
                  <text:p text:style-name="P126">Es bestehen zwei Möglichkeiten:</text:p>
                </text:list-item>
              </text:list>
            </text:list-item>
          </text:list>
        </text:list-item>
      </text:list>
      <text:p text:style-name="P16">1. Festlegung der Reihenfolge nach dem absoluten DB</text:p>
      <text:p text:style-name="P16">Bsp.: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21">Erzeugnis</text:p>
          </table:table-cell>
          <table:table-cell table:style-name="Tabelle12.A1" office:value-type="string">
            <text:p text:style-name="P21">DB je Stück</text:p>
          </table:table-cell>
          <table:table-cell table:style-name="Tabelle12.A1" office:value-type="string">
            <text:p text:style-name="P21">Produktionsrangfolge</text:p>
          </table:table-cell>
        </table:table-row>
        <table:table-row>
          <table:table-cell table:style-name="Tabelle12.A1" office:value-type="string">
            <text:p text:style-name="P21">I.</text:p>
          </table:table-cell>
          <table:table-cell table:style-name="Tabelle12.A1" office:value-type="string">
            <text:p text:style-name="P21">10 €</text:p>
          </table:table-cell>
          <table:table-cell table:style-name="Tabelle12.A1" office:value-type="string">
            <text:p text:style-name="P21"/>
          </table:table-cell>
        </table:table-row>
        <table:table-row>
          <table:table-cell table:style-name="Tabelle12.A1" office:value-type="string">
            <text:p text:style-name="P21">II.</text:p>
          </table:table-cell>
          <table:table-cell table:style-name="Tabelle12.A1" office:value-type="string">
            <text:p text:style-name="P21">8 €</text:p>
          </table:table-cell>
          <table:table-cell table:style-name="Tabelle12.A1" office:value-type="string">
            <text:p text:style-name="P21"/>
          </table:table-cell>
        </table:table-row>
        <table:table-row>
          <table:table-cell table:style-name="Tabelle12.A1" office:value-type="string">
            <text:p text:style-name="P21">III.</text:p>
          </table:table-cell>
          <table:table-cell table:style-name="Tabelle12.A1" office:value-type="string">
            <text:p text:style-name="P21">12 €</text:p>
          </table:table-cell>
          <table:table-cell table:style-name="Tabelle12.A1" office:value-type="string">
            <text:p text:style-name="P21"/>
          </table:table-cell>
        </table:table-row>
      </table:table>
      <text:p text:style-name="P16"/>
      <text:p text:style-name="P16">2. Festlegung der Reihenfolge nach dem relativen DB (z.B. Maschinenlaufzeit)</text:p>
      <text:p text:style-name="P16">Bsp.:</text:p>
      <table:table table:name="Tabelle13" table:style-name="Tabelle13">
        <table:table-column table:style-name="Tabelle13.A"/>
        <table:table-column table:style-name="Tabelle13.B"/>
        <table:table-column table:style-name="Tabelle13.C"/>
        <table:table-column table:style-name="Tabelle13.D"/>
        <table:table-column table:style-name="Tabelle13.E"/>
        <table:table-row>
          <table:table-cell table:style-name="Tabelle13.A1" office:value-type="string">
            <text:p text:style-name="P21">Erzeugnis</text:p>
          </table:table-cell>
          <table:table-cell table:style-name="Tabelle13.A1" office:value-type="string">
            <text:p text:style-name="P21">DB je Stück</text:p>
          </table:table-cell>
          <table:table-cell table:style-name="Tabelle13.A1" office:value-type="string">
            <text:p text:style-name="P21">Laufzeit/Stück</text:p>
          </table:table-cell>
          <table:table-cell table:style-name="Tabelle13.A1" office:value-type="string">
            <text:p text:style-name="P21">DB je Stunde</text:p>
          </table:table-cell>
          <table:table-cell table:style-name="Tabelle13.A1" office:value-type="string">
            <text:p text:style-name="P21">Produktionsrangfolge</text:p>
          </table:table-cell>
        </table:table-row>
        <table:table-row>
          <table:table-cell table:style-name="Tabelle13.A1" office:value-type="string">
            <text:p text:style-name="P21">I.</text:p>
          </table:table-cell>
          <table:table-cell table:style-name="Tabelle13.A1" office:value-type="string">
            <text:p text:style-name="P21">10 €</text:p>
          </table:table-cell>
          <table:table-cell table:style-name="Tabelle13.A1" office:value-type="string">
            <text:p text:style-name="P21">12 min.</text:p>
          </table:table-cell>
          <table:table-cell table:style-name="Tabelle13.A1" office:value-type="string">
            <text:p text:style-name="P21"/>
          </table:table-cell>
          <table:table-cell table:style-name="Tabelle13.A1" office:value-type="string">
            <text:p text:style-name="P21"/>
          </table:table-cell>
        </table:table-row>
        <table:table-row>
          <table:table-cell table:style-name="Tabelle13.A1" office:value-type="string">
            <text:p text:style-name="P21">II.</text:p>
          </table:table-cell>
          <table:table-cell table:style-name="Tabelle13.A1" office:value-type="string">
            <text:p text:style-name="P21">8 €</text:p>
          </table:table-cell>
          <table:table-cell table:style-name="Tabelle13.A1" office:value-type="string">
            <text:p text:style-name="P21">6 min.</text:p>
          </table:table-cell>
          <table:table-cell table:style-name="Tabelle13.A1" office:value-type="string">
            <text:p text:style-name="P21"/>
          </table:table-cell>
          <table:table-cell table:style-name="Tabelle13.A1" office:value-type="string">
            <text:p text:style-name="P21"/>
          </table:table-cell>
        </table:table-row>
        <table:table-row>
          <table:table-cell table:style-name="Tabelle13.A1" office:value-type="string">
            <text:p text:style-name="P21">III.</text:p>
          </table:table-cell>
          <table:table-cell table:style-name="Tabelle13.A1" office:value-type="string">
            <text:p text:style-name="P21">12 €</text:p>
          </table:table-cell>
          <table:table-cell table:style-name="Tabelle13.A1" office:value-type="string">
            <text:p text:style-name="P21">10 min.</text:p>
          </table:table-cell>
          <table:table-cell table:style-name="Tabelle13.A1" office:value-type="string">
            <text:p text:style-name="P21"/>
          </table:table-cell>
          <table:table-cell table:style-name="Tabelle13.A1" office:value-type="string">
            <text:p text:style-name="P21"/>
          </table:table-cell>
        </table:table-row>
      </table:table>
      <text:p text:style-name="P16"><text:s/></text:p>
      <text:h text:style-name="Heading_20_1" text:outline-level="1">Controlling</text:h>
      <text:p text:style-name="Standard"/>
      <text:list xml:id="list7321010175842616100" text:style-name="L109">
        <text:list-item>
          <text:p text:style-name="P28">Begriffe und Aufgabe</text:p>
        </text:list-item>
      </text:list>
      <text:p text:style-name="Standard"/>
      <text:list xml:id="list7963146142724675067" text:style-name="L110">
        <text:list-item>
          <text:list>
            <text:list-item>
              <text:p text:style-name="P29">Erfordernis</text:p>
            </text:list-item>
            <text:list-item>
              <text:p text:style-name="P29">Begriff</text:p>
            </text:list-item>
            <text:list-item>
              <text:p text:style-name="P29">Aufgaben</text:p>
            </text:list-item>
          </text:list>
        </text:list-item>
      </text:list>
      <text:p text:style-name="Standard"/>
      <text:list xml:id="list5419207177245820446" text:style-name="L111">
        <text:list-item>
          <text:list>
            <text:list-item>
              <text:p text:style-name="P30">Erfordernis</text:p>
            </text:list-item>
          </text:list>
        </text:list-item>
      </text:list>
      <text:p text:style-name="Standard">Bereitstellung von Methoden und Informationen für arbeitsteilig ablaufende Planungs- und Kontrollprozesse sowie die Funktionsübergreifende Unterstützung und Koordination solcher Prozesse.</text:p>
      <text:p text:style-name="Standard"/>
      <text:list xml:id="list5531964227887348639" text:style-name="L112">
        <text:list-item>
          <text:list>
            <text:list-item>
              <text:p text:style-name="P31">Aufgaben</text:p>
            </text:list-item>
          </text:list>
        </text:list-item>
      </text:list>
      <text:p text:style-name="Standard"><draw:line text:anchor-type="paragraph" draw:z-index="44" draw:style-name="gr2" draw:text-style-name="P132" svg:x1="5.8846in" svg:y1="1.6917in" svg:x2="5.8846in" svg:y2="1.5016in"><text:p/></draw:line><draw:line text:anchor-type="paragraph" draw:z-index="43" draw:style-name="gr2" draw:text-style-name="P132" svg:x1="0.6764in" svg:y1="1.5016in" svg:x2="0.6764in" svg:y2="1.6823in"><text:p/></draw:line><draw:custom-shape text:anchor-type="paragraph" draw:z-index="41" draw:style-name="gr9" draw:text-style-name="P134" svg:width="0.8815in" svg:height="0.4933in" svg:x="5.4583in" svg:y="1.8909in"><text:p><text:span text:style-name="T14">Budget-</text:span></text:p><text:p><text:span text:style-name="T14">kontroll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0" draw:style-name="gr10" draw:text-style-name="P134" svg:width="0.8815in" svg:height="0.4933in" svg:x="2.8445in" svg:y="1.8909in"><text:p><text:span text:style-name="T14">Internes</text:span></text:p><text:p><text:span text:style-name="T14">Berichtswese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9" draw:style-name="gr8" draw:text-style-name="P134" svg:width="0.8807in" svg:height="0.4949in" svg:x="1.3201in" svg:y="1.9098in"><text:p><text:span text:style-name="T14">Frühwarnung</text:span></text:p><text:p><text:span text:style-name="T14">(strateigsche</text:span></text:p><text:p><text:span text:style-name="T14">Kontrolle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8" draw:style-name="gr8" draw:text-style-name="P134" svg:width="0.815in" svg:height="0.5232in" svg:x="0.2028in" svg:y="1.8909in"><text:p><text:span text:style-name="T14">Strategische </text:span></text:p><text:p><text:span text:style-name="T14">Planun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7" draw:style-name="gr2" draw:text-style-name="P132" svg:x1="0.6764in" svg:y1="1.6819in" svg:x2="2.9484in" svg:y2="1.6819in"><text:p/></draw:line><draw:custom-shape text:anchor-type="paragraph" draw:z-index="36" draw:style-name="gr9" draw:text-style-name="P133" svg:width="1.648in" svg:height="0.7106in" svg:x="5.089in" svg:y="0.7909in"><text:p text:style-name="P132"><text:span text:style-name="T14">Operatives Controlling</text:span></text:p><text:p text:style-name="P132"><text:span text:style-name="T14">(erfolgsorientiert, über einen </text:span></text:p><text:p text:style-name="P132"><text:span text:style-name="T14">kurzen Zeitraum hinwe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5" draw:style-name="gr8" draw:text-style-name="P133" svg:width="1.6394in" svg:height="0.7197in" svg:x="0.022in" svg:y="0.7819in"><text:p text:style-name="P132"><text:span text:style-name="T14">Strategisches Controlling </text:span></text:p><text:p text:style-name="P132"><text:span text:style-name="T14">(zukunftsichernd, </text:span></text:p><text:p text:style-name="P132"><text:span text:style-name="T14">über einen längeren </text:span></text:p><text:p text:style-name="P132"><text:span text:style-name="T14">Zeitraum hinwe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4" draw:style-name="gr2" draw:text-style-name="P132" svg:x1="5.8382in" svg:y1="0.6209in" svg:x2="5.8374in" svg:y2="0.7819in"><text:p/></draw:line><draw:line text:anchor-type="paragraph" draw:z-index="33" draw:style-name="gr2" draw:text-style-name="P132" svg:x1="0.6862in" svg:y1="0.6209in" svg:x2="0.6854in" svg:y2="0.7819in"><text:p/></draw:line><draw:line text:anchor-type="paragraph" draw:z-index="32" draw:style-name="gr2" draw:text-style-name="P132" svg:x1="0.6862in" svg:y1="0.6209in" svg:x2="5.8378in" svg:y2="0.6209in"><text:p/></draw:line><draw:line text:anchor-type="paragraph" draw:z-index="31" draw:style-name="gr2" draw:text-style-name="P132" svg:x1="3.2236in" svg:y1="0.4508in" svg:x2="3.2236in" svg:y2="0.6209in"><text:p/></draw:line><draw:custom-shape text:anchor-type="paragraph" draw:z-index="30" draw:style-name="gr7" draw:text-style-name="P132" svg:width="2.7559in" svg:height="0.2941in" svg:x="1.8791in" svg:y="0.1571in"><text:p text:style-name="P132">Controlling-Aufgabe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45" draw:style-name="gr2" draw:text-style-name="P132" svg:x1="0.752in" svg:y1="0.1484in" svg:x2="0.752in" svg:y2="0.3575in"><text:p/></draw:line><draw:line text:anchor-type="paragraph" draw:z-index="46" draw:style-name="gr2" draw:text-style-name="P132" svg:x1="1.7555in" svg:y1="0.1484in" svg:x2="1.7555in" svg:y2="0.3764in"><text:p/></draw:line><draw:line text:anchor-type="paragraph" draw:z-index="47" draw:style-name="gr2" draw:text-style-name="P132" svg:x1="2.9484in" svg:y1="0.1484in" svg:x2="2.9484in" svg:y2="0.3575in"><text:p/></draw:line><draw:line text:anchor-type="paragraph" draw:z-index="48" draw:style-name="gr2" draw:text-style-name="P132" svg:x1="5.8846in" svg:y1="0.1583in" svg:x2="3.6118in" svg:y2="0.1583in"><text:p/></draw:line><draw:line text:anchor-type="paragraph" draw:z-index="49" draw:style-name="gr2" draw:text-style-name="P132" svg:x1="3.6118in" svg:y1="0.1583in" svg:x2="3.6118in" svg:y2="0.3575in"><text:p/></draw:line><draw:line text:anchor-type="paragraph" draw:z-index="50" draw:style-name="gr2" draw:text-style-name="P132" svg:x1="4.6154in" svg:y1="0.1583in" svg:x2="4.6154in" svg:y2="0.3665in"><text:p/></draw:line><draw:line text:anchor-type="paragraph" draw:z-index="51" draw:style-name="gr2" draw:text-style-name="P132" svg:x1="5.8091in" svg:y1="0.1583in" svg:x2="5.8091in" svg:y2="0.3575in"><text:p/></draw:line></text:p>
      <text:p text:style-name="Standard"><draw:custom-shape text:anchor-type="paragraph" draw:z-index="42" draw:style-name="gr9" draw:text-style-name="P134" svg:width="1.0795in" svg:height="0.4933in" svg:x="4.1898in" svg:y="0.1752in"><text:p><text:span text:style-name="T14">Budget-</text:span></text:p><text:p><text:span text:style-name="T14">orientierung</text:span></text:p><text:p><text:span text:style-name="T14">(operative Plan.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list xml:id="list7529962491292374063" text:style-name="L113">
        <text:list-item>
          <text:p text:style-name="P32">Betriebswirtschaftliche Kennzahlen</text:p>
        </text:list-item>
      </text:list>
      <text:list xml:id="list1707357319678769807" text:style-name="L114">
        <text:list-item>
          <text:list>
            <text:list-item>
              <text:p text:style-name="P33">Begriff und Aufgaben</text:p>
            </text:list-item>
          </text:list>
        </text:list-item>
      </text:list>
      <text:p text:style-name="Standard"/>
      <text:list xml:id="list6001830703131555449" text:style-name="L115">
        <text:list-item>
          <text:p text:style-name="P34">Steuerinstrument in Form von Messgrößen oder Messzahlen</text:p>
        </text:list-item>
        <text:list-item>
          <text:p text:style-name="P34">Möglichkeit für Unternehmen (UN), wirtschaftliche Tatbestände, Zusammenhänge und Entwicklungen in einfacher und konzentrierter Form durch Analysen, Planungen und Kontrollen transparent zu machen</text:p>
        </text:list-item>
      </text:list>
      <text:p text:style-name="Standard"/>
      <text:p text:style-name="Standard"><text:tab/>→ Erfassung und Steuerung wirtschaftlicher Aktivitäten</text:p>
      <text:p text:style-name="Standard"><text:tab/>→ Existenzsicherung durch Fixierung und Gewährleistung einer strategischen und <text:tab/>operativen Planung</text:p>
      <text:p text:style-name="Standard"/>
      <text:list xml:id="list8416019545860923321" text:style-name="L116">
        <text:list-item>
          <text:p text:style-name="P35">wesentliche Kennzahlen sind Rentabilität, Liquidität und Kapitalstruktur</text:p>
        </text:list-item>
      </text:list>
      <text:p text:style-name="Standard"/>
      <text:list xml:id="list7278111779500908964" text:style-name="L117">
        <text:list-item>
          <text:list>
            <text:list-item>
              <text:p text:style-name="P36">Rentabilität</text:p>
            </text:list-item>
          </text:list>
        </text:list-item>
      </text:list>
      <text:p text:style-name="Standard"/>
      <text:p text:style-name="Standard">Verhältnis des Ergebnisses aus der unternehmerischen Tätigkeit (Gewinn) zum eingesetzten Kapital</text:p>
      <text:p text:style-name="Standard"/>
      <text:list xml:id="list6731372936565322042" text:style-name="L118">
        <text:list-item>
          <text:list>
            <text:list-item>
              <text:list>
                <text:list-item>
                  <text:p text:style-name="P37">Kapitalrentabilität</text:p>
                  <text:list>
                    <text:list-item>
                      <text:p text:style-name="P37">Eigenkapitalrentabilität</text:p>
                      <text:p text:style-name="P37">(Unternehmerrentabilität → Verzinsung des Eigenkapitals)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<draw:frame text:anchor-type="paragraph" draw:z-index="52" draw:style-name="gr11" svg:width="0.237in" svg:height="0.2024in" svg:x="1.4717in" svg:y="0in"><draw:text-box><text:p>%</text:p></draw:text-box></draw:frame><draw:frame draw:style-name="fr1" draw:name="Objekt1" text:anchor-type="as-char" svg:y="-0.2445in" svg:width="1.4571in" svg:height="0.3937in" draw:z-index="53"><draw:object xlink:href="./Object 1" xlink:type="simple" xlink:show="embed" xlink:actuate="onLoad"/><draw:image xlink:href="./ObjectReplacements/Object 1" xlink:type="simple" xlink:show="embed" xlink:actuate="onLoad"/></draw:frame><text:tab/><text:tab/></text:p>
      <text:p text:style-name="Standard"/>
      <text:p text:style-name="Standard">Bsp: <text:tab/>Gewinn: 210000 €</text:p>
      <text:p text:style-name="Standard"><text:tab/>Eigenkapital: 800000 €</text:p>
      <text:p text:style-name="Standard"><text:tab/>EKR: 26,25 %</text:p>
      <text:p text:style-name="Standard"/>
      <text:list xml:id="list2450967852551656549" text:style-name="L119">
        <text:list-item>
          <text:list>
            <text:list-item>
              <text:list>
                <text:list-item>
                  <text:list>
                    <text:list-item>
                      <text:p text:style-name="P38">Gesamtkapitalrentabilität</text:p>
                      <text:p text:style-name="P38">(Unternehmungsrentabilität → Verzinsung des Gesamtkapitals)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<draw:frame text:anchor-type="paragraph" draw:z-index="55" draw:style-name="gr11" svg:width="0.237in" svg:height="0.2024in" svg:x="3.0909in" svg:y="0in"><draw:text-box><text:p>%</text:p></draw:text-box></draw:frame><draw:frame draw:style-name="fr1" draw:name="Objekt2" text:anchor-type="as-char" svg:y="-0.2598in" svg:width="3.0744in" svg:height="0.4083in" draw:z-index="54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Bsp:<text:tab/>Gewinn: 210000 €</text:p>
      <text:p text:style-name="Standard"><text:tab/>Zinsen: 50000 €</text:p>
      <text:p text:style-name="Standard"><text:tab/>Gesamtkapital: 1300000 €</text:p>
      <text:p text:style-name="Standard"><text:tab/>GKR: 20 %</text:p>
      <text:p text:style-name="Standard"/>
      <text:list xml:id="list6484051025253222902" text:style-name="L120">
        <text:list-item>
          <text:list>
            <text:list-item>
              <text:list>
                <text:list-item>
                  <text:p text:style-name="P39">Umsatzrentabilität</text:p>
                  <text:p text:style-name="P39">(Gewinnquote, Vergleich mit anderen UN möglich)</text:p>
                </text:list-item>
              </text:list>
            </text:list-item>
          </text:list>
        </text:list-item>
      </text:list>
      <text:p text:style-name="Standard"/>
      <text:p text:style-name="Standard"><draw:frame text:anchor-type="paragraph" draw:z-index="57" draw:style-name="gr11" svg:width="0.237in" svg:height="0.2024in" svg:x="1.3681in" svg:y="0in"><draw:text-box><text:p>%</text:p></draw:text-box></draw:frame><draw:frame draw:style-name="fr1" draw:name="Objekt3" text:anchor-type="as-char" svg:y="-0.2437in" svg:width="1.3866in" svg:height="0.3929in" draw:z-index="56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Bsp:<text:tab/>Gewinn: 210000 €</text:p>
      <text:p text:style-name="Standard"><text:tab/>Umsatzerlös: 600000 €</text:p>
      <text:p text:style-name="Standard"><text:tab/>UR: 35</text:p>
      <text:p text:style-name="Standard"><text:tab/></text:p>
      <text:p text:style-name="Standard"><text:soft-page-break/></text:p>
      <text:p text:style-name="Standard"/>
      <text:p text:style-name="Standard">Übungsbeispiel:</text:p>
      <text:p text:style-name="Standard"/>
      <table:table table:name="Tabelle14" table:style-name="Tabelle14">
        <table:table-column table:style-name="Tabelle14.A" table:number-columns-repeated="3"/>
        <table:table-row>
          <table:table-cell table:style-name="Tabelle14.A1" office:value-type="string">
            <text:p text:style-name="Table_20_Contents"/>
          </table:table-cell>
          <table:table-cell table:style-name="Tabelle14.B1" office:value-type="string">
            <text:p text:style-name="P19">Unternehmen 1</text:p>
          </table:table-cell>
          <table:table-cell table:style-name="Tabelle14.C1" office:value-type="string">
            <text:p text:style-name="P19">Unternehmen 2</text:p>
          </table:table-cell>
        </table:table-row>
        <table:table-row>
          <table:table-cell table:style-name="Tabelle14.A2" office:value-type="string">
            <text:p text:style-name="Table_20_Contents">Umsatzerlös</text:p>
          </table:table-cell>
          <table:table-cell table:style-name="Tabelle14.A2" office:value-type="string">
            <text:p text:style-name="Table_20_Contents">550000 €</text:p>
          </table:table-cell>
          <table:table-cell table:style-name="Tabelle14.C2" office:value-type="string">
            <text:p text:style-name="Table_20_Contents">400000 €</text:p>
          </table:table-cell>
        </table:table-row>
        <table:table-row>
          <table:table-cell table:style-name="Tabelle14.A2" office:value-type="string">
            <text:p text:style-name="Table_20_Contents">Gewinn</text:p>
          </table:table-cell>
          <table:table-cell table:style-name="Tabelle14.A2" office:value-type="string">
            <text:p text:style-name="Table_20_Contents">200000 €</text:p>
          </table:table-cell>
          <table:table-cell table:style-name="Tabelle14.C2" office:value-type="string">
            <text:p text:style-name="Table_20_Contents">100000 €</text:p>
          </table:table-cell>
        </table:table-row>
        <table:table-row>
          <table:table-cell table:style-name="Tabelle14.A2" office:value-type="string">
            <text:p text:style-name="Table_20_Contents">Eigenkapital</text:p>
          </table:table-cell>
          <table:table-cell table:style-name="Tabelle14.A2" office:value-type="string">
            <text:p text:style-name="Table_20_Contents">700000 €</text:p>
          </table:table-cell>
          <table:table-cell table:style-name="Tabelle14.C2" office:value-type="string">
            <text:p text:style-name="Table_20_Contents">500000 €</text:p>
          </table:table-cell>
        </table:table-row>
        <table:table-row>
          <table:table-cell table:style-name="Tabelle14.A2" office:value-type="string">
            <text:p text:style-name="Table_20_Contents">Gesamtkapital</text:p>
          </table:table-cell>
          <table:table-cell table:style-name="Tabelle14.A2" office:value-type="string">
            <text:p text:style-name="Table_20_Contents">1300000 €</text:p>
          </table:table-cell>
          <table:table-cell table:style-name="Tabelle14.C2" office:value-type="string">
            <text:p text:style-name="Table_20_Contents">1100000 €</text:p>
          </table:table-cell>
        </table:table-row>
        <table:table-row>
          <table:table-cell table:style-name="Tabelle14.A2" office:value-type="string">
            <text:p text:style-name="Table_20_Contents">Zinsen</text:p>
          </table:table-cell>
          <table:table-cell table:style-name="Tabelle14.A2" office:value-type="string">
            <text:p text:style-name="Table_20_Contents">45000 €</text:p>
          </table:table-cell>
          <table:table-cell table:style-name="Tabelle14.C2" office:value-type="string">
            <text:p text:style-name="Table_20_Contents">80000 €</text:p>
          </table:table-cell>
        </table:table-row>
        <table:table-row>
          <table:table-cell table:style-name="Tabelle14.A2" office:value-type="string">
            <text:p text:style-name="Table_20_Contents">Eigenkapitalrentabilität</text:p>
          </table:table-cell>
          <table:table-cell table:style-name="Tabelle14.A2" office:value-type="string">
            <text:p text:style-name="Table_20_Contents">28.57 %</text:p>
          </table:table-cell>
          <table:table-cell table:style-name="Tabelle14.C2" office:value-type="string">
            <text:p text:style-name="Table_20_Contents">20 %</text:p>
          </table:table-cell>
        </table:table-row>
        <table:table-row>
          <table:table-cell table:style-name="Tabelle14.A2" office:value-type="string">
            <text:p text:style-name="Table_20_Contents">Gesamtkapitalrentabilität</text:p>
          </table:table-cell>
          <table:table-cell table:style-name="Tabelle14.A2" office:value-type="string">
            <text:p text:style-name="Table_20_Contents">18.85 %</text:p>
          </table:table-cell>
          <table:table-cell table:style-name="Tabelle14.C2" office:value-type="string">
            <text:p text:style-name="Table_20_Contents">16.36 %</text:p>
          </table:table-cell>
        </table:table-row>
        <table:table-row>
          <table:table-cell table:style-name="Tabelle14.A2" office:value-type="string">
            <text:p text:style-name="Table_20_Contents">Umsatzrentabilität</text:p>
          </table:table-cell>
          <table:table-cell table:style-name="Tabelle14.A2" office:value-type="string">
            <text:p text:style-name="Table_20_Contents">36.36 %</text:p>
          </table:table-cell>
          <table:table-cell table:style-name="Tabelle14.C2" office:value-type="string">
            <text:p text:style-name="Table_20_Contents">25 %</text:p>
          </table:table-cell>
        </table:table-row>
      </table:table>
      <text:p text:style-name="Standard"/>
      <text:list xml:id="list8540783268090099278" text:style-name="L121">
        <text:list-item>
          <text:list>
            <text:list-item>
              <text:list>
                <text:list-item>
                  <text:p text:style-name="P40">Kapitalstruktur</text:p>
                </text:list-item>
              </text:list>
            </text:list-item>
          </text:list>
        </text:list-item>
      </text:list>
      <text:list xml:id="list7694632111869170855" text:style-name="L122">
        <text:list-item>
          <text:p text:style-name="P41">Eigenkapitalquote</text:p>
          <text:list>
            <text:list-item>
              <text:p text:style-name="P41"><draw:frame text:anchor-type="paragraph" draw:z-index="59" draw:style-name="gr11" svg:width="0.237in" svg:height="0.2024in" svg:x="2.6083in" svg:y="0.0752in"><draw:text-box><text:p>%</text:p></draw:text-box></draw:frame><draw:frame draw:style-name="fr1" draw:name="Objekt4" text:anchor-type="as-char" svg:y="-0.2437in" svg:width="1.7799in" svg:height="0.3929in" draw:z-index="58"><draw:object xlink:href="./Object 4" xlink:type="simple" xlink:show="embed" xlink:actuate="onLoad"/><draw:image xlink:href="./ObjectReplacements/Object 4" xlink:type="simple" xlink:show="embed" xlink:actuate="onLoad"/></draw:frame></text:p>
            </text:list-item>
          </text:list>
        </text:list-item>
        <text:list-item>
          <text:p text:style-name="P41">Fremdkapitalquote</text:p>
          <text:list>
            <text:list-item>
              <text:p text:style-name="P41"><draw:frame text:anchor-type="paragraph" draw:z-index="61" draw:style-name="gr11" svg:width="0.237in" svg:height="0.2024in" svg:x="2.6083in" svg:y="0.0752in"><draw:text-box><text:p>%</text:p></draw:text-box></draw:frame><draw:frame draw:style-name="fr1" draw:name="Objekt5" text:anchor-type="as-char" svg:y="-0.2445in" svg:width="1.7835in" svg:height="0.3937in" draw:z-index="60"><draw:object xlink:href="./Object 5" xlink:type="simple" xlink:show="embed" xlink:actuate="onLoad"/><draw:image xlink:href="./ObjectReplacements/Object 5" xlink:type="simple" xlink:show="embed" xlink:actuate="onLoad"/><svg:desc>Formel</svg:desc></draw:frame></text:p>
            </text:list-item>
          </text:list>
        </text:list-item>
        <text:list-item>
          <text:p text:style-name="P41">Verschuldungsgrad</text:p>
          <text:list>
            <text:list-item>
              <text:p text:style-name="P41"><draw:frame text:anchor-type="paragraph" draw:z-index="63" draw:style-name="gr11" svg:width="0.237in" svg:height="0.2024in" svg:x="2.548in" svg:y="0.0752in"><draw:text-box><text:p>%</text:p></draw:text-box></draw:frame><draw:frame draw:style-name="fr1" draw:name="Objekt6" text:anchor-type="as-char" svg:y="-0.2445in" svg:width="1.7193in" svg:height="0.3937in" draw:z-index="62"><draw:object xlink:href="./Object 6" xlink:type="simple" xlink:show="embed" xlink:actuate="onLoad"/><draw:image xlink:href="./ObjectReplacements/Object 6" xlink:type="simple" xlink:show="embed" xlink:actuate="onLoad"/><svg:desc>Formel</svg:desc></draw:frame></text:p>
            </text:list-item>
          </text:list>
        </text:list-item>
      </text:list>
      <text:p text:style-name="Standard"/>
      <text:p text:style-name="Standard">→ Bedeutung: hohe Eigenkapitalquote</text:p>
      <text:list xml:id="list848378595206692451" text:style-name="L123">
        <text:list-item>
          <text:p text:style-name="P42">Überbrückungsmöglichkeit von Liquiditätsengpässen durch Fremdkapital</text:p>
        </text:list-item>
        <text:list-item>
          <text:p text:style-name="P42">Umsatzrückgänge können einfacher überbrückt werden</text:p>
        </text:list-item>
      </text:list>
      <text:p text:style-name="Standard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>Übung</text:p>
      <text:p text:style-name="P23">Betriebswirtschaftliche Kennzahlen</text:p>
      <text:p text:style-name="P23"/>
      <text:p text:style-name="P24">Bestimmen Sie die Ihnen bekannten Kennzahlen und schätzen Sie daraus die wirtschaftliche Lage des UN ein, wenn folgende Angaben ermittelt wurden:</text:p>
      <text:p text:style-name="P24"/>
      <text:list xml:id="list5056691586393942412" text:style-name="L124">
        <text:list-item>
          <text:p text:style-name="P43">Eigenkapital<text:tab/><text:tab/><text:tab/><text:tab/>950000 €</text:p>
        </text:list-item>
        <text:list-item>
          <text:p text:style-name="P43">Gesamtkapital<text:tab/><text:tab/><text:tab/><text:tab/>1600000 €</text:p>
        </text:list-item>
        <text:list-item>
          <text:p text:style-name="P43">Gewinn<text:tab/><text:tab/><text:tab/><text:tab/>250000 €</text:p>
        </text:list-item>
        <text:list-item>
          <text:p text:style-name="P43">Fremdkapitalzinsen<text:tab/><text:tab/><text:tab/>68000 €</text:p>
        </text:list-item>
        <text:list-item>
          <text:p text:style-name="P43">Umsatzerlös<text:tab/><text:tab/><text:tab/><text:tab/>850000 €</text:p>
        </text:list-item>
        <text:list-item>
          <text:p text:style-name="P43">Flüssige Mittel<text:tab/><text:tab/><text:tab/>120000 €</text:p>
        </text:list-item>
        <text:list-item>
          <text:p text:style-name="P43">Umlaufvermögen<text:tab/><text:tab/><text:tab/>650000 €</text:p>
        </text:list-item>
        <text:list-item>
          <text:p text:style-name="P43">kurzfristige Verbindlichkeiten<text:tab/>300000 €</text:p>
        </text:list-item>
        <text:list-item>
          <text:p text:style-name="P43">kurzfristige Forderungen<text:tab/><text:tab/>260000 €</text:p>
        </text:list-item>
      </text:list>
      <text:p text:style-name="P24"/>
      <text:p text:style-name="P24">EKR = 26 %</text:p>
      <text:p text:style-name="P24">GKR = 19 %</text:p>
      <text:p text:style-name="P24">UR = 29 %</text:p>
      <text:p text:style-name="P24">LG1 = 40 %</text:p>
      <text:p text:style-name="P24">LG2 = 126 %</text:p>
      <text:p text:style-name="P24">LG3 = 216 %</text:p>
      <text:p text:style-name="P24">EQ = 59 %</text:p>
      <text:p text:style-name="P24">FQ = 40 %</text:p>
      <text:p text:style-name="P24">VQ = 68 %</text:p>
      <text:p text:style-name="P24"/>
      <text:p text:style-name="P25">Weitere Kennzahlen</text:p>
      <text:p text:style-name="P25">(LB S. 318 ff)</text:p>
      <text:p text:style-name="P25"/>
      <text:p text:style-name="P25">1. Cash Flow</text:p>
      <text:p text:style-name="P25">→ Geldflussrechnung</text:p>
      <text:p text:style-name="P25">→ Ermittlung des Mittelzuflusses in einer Abrechnungsperiode</text:p>
      <text:p text:style-name="P25"><text:tab/>→ Möglichkeit von</text:p>
      <text:p text:style-name="P25"><text:tab/><text:tab/>z.B. Investition, Gewinnausschüttung, Tilgungen</text:p>
      <text:p text:style-name="P25"/>
      <text:p text:style-name="P44">3. Marktforschung</text:p>
      <text:p text:style-name="P44"/>
      <text:p text:style-name="P45">3.1 Aufgabe</text:p>
      <text:p text:style-name="P45"/>
      <text:p text:style-name="P45">Gewinnung verlässlicher Informationen über Marktpartner als Grundlage für weitere Unternehmensentscheidungen,</text:p>
      <text:p text:style-name="P45">durchgeführt durch eigene Marktforschungsabteilung oder Marktforschungsinstitute</text:p>
      <text:p text:style-name="P45"/>
      <text:p text:style-name="P46">3.2 Bereiche der Marktforschung</text:p>
      <text:p text:style-name="P46">3.21. Funktionsbereiche (welche Marktpartner werden erforscht)</text:p>
      <text:p text:style-name="P46"><draw:custom-shape text:anchor-type="paragraph" draw:z-index="64" draw:style-name="gr12" draw:text-style-name="P132" svg:width="1.6476in" svg:height="0.5307in" svg:x="0in" svg:y="0in"><text:p text:style-name="P132">Konkurrenten</text:p><draw:enhanced-geometry svg:viewBox="0 0 21600 21600" draw:type="rectangle" draw:enhanced-path="M 0 0 L 21600 0 21600 21600 0 21600 0 0 Z N"/></draw:custom-shape></text:p>
      <text:p text:style-name="P46"><draw:custom-shape text:anchor-type="paragraph" draw:z-index="67" draw:style-name="gr8" draw:text-style-name="P132" svg:width="1.6476in" svg:height="0.5307in" svg:x="4.5016in" svg:y="1.6425in"><text:p text:style-name="P132">Verbraucher</text:p><draw:enhanced-geometry svg:viewBox="0 0 21600 21600" draw:type="rectangle" draw:enhanced-path="M 0 0 L 21600 0 21600 21600 0 21600 0 0 Z N"/></draw:custom-shape><draw:custom-shape text:anchor-type="paragraph" draw:z-index="66" draw:style-name="gr8" draw:text-style-name="P132" svg:width="1.6476in" svg:height="0.5307in" svg:x="0.0311in" svg:y="1.6425in"><text:p text:style-name="P132">Lieferer</text:p><draw:enhanced-geometry svg:viewBox="0 0 21600 21600" draw:type="rectangle" draw:enhanced-path="M 0 0 L 21600 0 21600 21600 0 21600 0 0 Z N"/></draw:custom-shape><draw:custom-shape text:anchor-type="paragraph" draw:z-index="65" draw:style-name="gr8" draw:text-style-name="P135" svg:width="1.6476in" svg:height="0.5307in" svg:x="2.2854in" svg:y="1.6425in"><text:p text:style-name="P132"><text:span text:style-name="T1">Betrieb</text:span></text:p><draw:enhanced-geometry svg:viewBox="0 0 21600 21600" draw:type="rectangle" draw:enhanced-path="M 0 0 L 21600 0 21600 21600 0 21600 0 0 Z N"/></draw:custom-shape>Beschaffungsmarkt<text:tab/><text:tab/><text:tab/><text:tab/><text:tab/><text:tab/><text:tab/><text:tab/>Absatzmarkt</text:p>
      <text:p text:style-name="P46"><draw:line text:anchor-type="paragraph" draw:z-index="68" draw:style-name="gr2" draw:text-style-name="P132" svg:x1="0.8744in" svg:y1="1.4413in" svg:x2="2.2854in" svg:y2="0.0484in"><text:p/></draw:line><draw:line text:anchor-type="paragraph" draw:z-index="69" draw:style-name="gr2" draw:text-style-name="P132" svg:x1="3.9327in" svg:y1="0.0102in" svg:x2="5.3819in" svg:y2="1.4413in"><text:p/></draw:line></text:p>
      <text:p text:style-name="P46"><draw:line text:anchor-type="paragraph" draw:z-index="70" draw:style-name="gr13" draw:text-style-name="P132" svg:x1="3.1283in" svg:y1="1.2409in" svg:x2="3.1283in" svg:y2="0.0937in"><text:p/></draw:line></text:p>
      <text:p text:style-name="P46"><text:soft-page-break/></text:p>
      <text:p text:style-name="P26"><draw:line text:anchor-type="paragraph" draw:z-index="74" draw:style-name="gr6" draw:text-style-name="P132" svg:x1="3.9327in" svg:y1="1.1138in" svg:x2="4.5016in" svg:y2="1.1138in"><text:p/></draw:line><draw:line text:anchor-type="paragraph" draw:z-index="73" draw:style-name="gr14" draw:text-style-name="P132" svg:x1="1.6783in" svg:y1="1.1138in" svg:x2="2.2854in" svg:y2="1.1138in"><text:p/></draw:line><draw:line text:anchor-type="paragraph" draw:z-index="72" draw:style-name="gr13" draw:text-style-name="P132" svg:x1="3.1283in" svg:y1="0.8398in" svg:x2="4.5484in" svg:y2="0.0244in"><text:p/></draw:line><draw:line text:anchor-type="paragraph" draw:z-index="71" draw:style-name="gr13" draw:text-style-name="P132" svg:x1="3.1283in" svg:y1="0.8394in" svg:x2="1.6701in" svg:y2="0.0429in"><text:p/></draw:line><text:span text:style-name="T8"><text:tab/><text:tab/><text:tab/><text:tab/><text:tab/></text:span><text:span text:style-name="T9">Konkurrenzforschung</text:span></text:p>
      <text:p text:style-name="P47"/>
      <text:p text:style-name="P47"/>
      <text:p text:style-name="P47"/>
      <text:p text:style-name="P47"><draw:frame text:anchor-type="paragraph" draw:z-index="76" draw:style-name="gr15" draw:text-style-name="P136" svg:width="0.748in" svg:height="0.4843in" svg:x="1.6783in" svg:y="0.1492in"><draw:text-box><text:p><text:span text:style-name="T15">Beschaffungs-</text:span></text:p><text:p><text:span text:style-name="T15">forschung</text:span></text:p></draw:text-box></draw:frame><draw:frame text:anchor-type="paragraph" draw:z-index="77" draw:style-name="gr16" draw:text-style-name="P136" svg:width="0.8343in" svg:height="0.7961in" svg:x="3.9327in" svg:y="0.0366in"><draw:text-box><text:p><text:span text:style-name="T15">Bedarfs- und</text:span></text:p><text:p><text:span text:style-name="T15">Absatz-</text:span></text:p><text:p><text:span text:style-name="T15">forschung</text:span></text:p></draw:text-box></draw:frame></text:p>
      <text:p text:style-name="P47"/>
      <text:p text:style-name="P47"><draw:line text:anchor-type="paragraph" draw:z-index="75" draw:style-name="gr13" draw:text-style-name="P132" svg:x1="3.1098in" svg:y1="0.1661in" svg:x2="3.1098in" svg:y2="1.1217in"><text:p/></draw:line></text:p>
      <text:p text:style-name="P47"/>
      <text:p text:style-name="P47"/>
      <text:p text:style-name="P48"><text:tab/><text:tab/><text:tab/><text:tab/><text:tab/>Konjukturforschung</text:p>
      <text:p text:style-name="P48"/>
      <text:p text:style-name="P48"/>
      <text:p text:style-name="P48"><text:tab/><text:tab/><text:tab/><text:tab/><text:tab/><text:tab/>Markt</text:p>
      <text:p text:style-name="P48"/>
      <text:p text:style-name="P49">3.2.2. Anwendungsbeispiele (welche Fragenbereichen sollen beantwortet werden)</text:p>
      <text:p text:style-name="P49"/>
      <text:p text:style-name="P49">siehe Kopie</text:p>
      <text:p text:style-name="P49"/>
      <text:p text:style-name="P50">3.3. Verfahren der Marktforschung</text:p>
      <text:p text:style-name="P50"/>
      <text:p text:style-name="P27"><text:span text:style-name="T10">→ </text:span><text:span text:style-name="T2">Marktanalyse</text:span><text:span text:style-name="T10"> (Erfassung des IST – Zustandes zu einem bestimmten Zeitpunkt)</text:span></text:p>
      <text:p text:style-name="P27"><text:span text:style-name="T10">→ </text:span><text:span text:style-name="T2">Marktbeobachtung</text:span><text:span text:style-name="T10"> (fortlaufende Überwachung der Marktentwicklung bzw. -veränderung)</text:span></text:p>
      <text:p text:style-name="P27"><text:span text:style-name="T10">→ </text:span><text:span text:style-name="T2">Marktprognose</text:span><text:span text:style-name="T10"> (Vorhersage der zukünftigen Entwicklung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Webdings" svg:font-family="Webdings" style:font-adornments="Regular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0" draw:display-name="Gradient 10" draw:style="linear" draw:start-color="#cfe7f5" draw:end-color="#ff3366" draw:start-intensity="100%" draw:end-intensity="100%" draw:angle="900" draw:border="35%"/>
    <draw:marker draw:name="Arrow" svg:viewBox="0 0 20 30" svg:d="m10 0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Standard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rad Mallok</meta:initial-creator>
    <meta:creation-date>2012-09-18T13:15:12</meta:creation-date>
    <meta:generator>LibreOfficeDev/4.1.0.0.beta1$Linux_x86 LibreOffice_project/3a2c2d2417101e45fe07cfd8358acf2204a98f3</meta:generator>
    <dc:date>2013-11-07T21:23:42.982868985</dc:date>
    <meta:editing-duration>P1DT7H32M4S</meta:editing-duration>
    <meta:editing-cycles>64</meta:editing-cycles>
    <dc:creator>Dennis Diehm</dc:creator>
    <meta:document-statistic meta:table-count="14" meta:image-count="0" meta:object-count="6" meta:page-count="16" meta:paragraph-count="526" meta:word-count="2390" meta:character-count="18970" meta:non-whitespace-character-count="17106"/>
  </office:meta>
</office:document-meta>
</file>

<file path=Object 1/content.xml><?xml version="1.0" encoding="utf-8"?>
<math xmlns="http://www.w3.org/1998/Math/MathML">
  <semantics>
    <mrow>
      <mrow>
        <mi mathvariant="italic">EKR</mi>
        <mo stretchy="false">=</mo>
        <mfrac>
          <mrow>
            <mrow>
              <mi mathvariant="italic">Gewinn</mi>
              <mo stretchy="false">⋅</mo>
              <mn>100</mn>
            </mrow>
            <mtext/>
          </mrow>
          <mrow>
            <mi mathvariant="italic">Eigenkapital</mi>
          </mrow>
        </mfrac>
      </mrow>
    </mrow>
    <annotation encoding="StarMath 5.0">EKR = {Gewinn cdot 100   %} over {Eigenkapital} </annotation>
  </semantics>
</math>
</file>

<file path=Object 2/content.xml><?xml version="1.0" encoding="utf-8"?>
<math xmlns="http://www.w3.org/1998/Math/MathML">
  <semantics>
    <mrow>
      <mrow>
        <mi mathvariant="italic">GKR</mi>
        <mo stretchy="false">=</mo>
        <mfrac>
          <mrow>
            <mrow>
              <mrow>
                <mo stretchy="false">(</mo>
                <mrow>
                  <mrow>
                    <mi mathvariant="italic">Gewinn</mi>
                    <mo stretchy="false">+</mo>
                    <mi mathvariant="italic">Fremdkapitalezinsen</mi>
                  </mrow>
                </mrow>
                <mo stretchy="false">)</mo>
              </mrow>
              <mo stretchy="false">⋅</mo>
              <mn>100</mn>
            </mrow>
            <mtext/>
          </mrow>
          <mrow>
            <mi mathvariant="italic">Gesamtkapital</mi>
          </mrow>
        </mfrac>
      </mrow>
    </mrow>
    <annotation encoding="StarMath 5.0">GKR = {(Gewinn + Fremdkapitalezinsen) cdot 100 %} over {Gesamtkapital} </annotation>
  </semantics>
</math>
</file>

<file path=Object 3/content.xml><?xml version="1.0" encoding="utf-8"?>
<math xmlns="http://www.w3.org/1998/Math/MathML">
  <semantics>
    <mrow>
      <mrow>
        <mi mathvariant="italic">UR</mi>
        <mo stretchy="false">=</mo>
        <mfrac>
          <mrow>
            <mrow>
              <mi mathvariant="italic">Gewinn</mi>
              <mo stretchy="false">⋅</mo>
              <mn>100</mn>
            </mrow>
            <mtext/>
          </mrow>
          <mrow>
            <mi mathvariant="italic">Umsatzerlöse</mi>
          </mrow>
        </mfrac>
      </mrow>
    </mrow>
    <annotation encoding="StarMath 5.0">UR = {Gewinn cdot 100 %} over {Umsatzerlöse}</annotation>
  </semantics>
</math>
</file>

<file path=Object 4/content.xml><?xml version="1.0" encoding="utf-8"?>
<math xmlns="http://www.w3.org/1998/Math/MathML">
  <semantics>
    <mrow>
      <mrow>
        <mi mathvariant="italic">EQ</mi>
        <mo stretchy="false">=</mo>
        <mrow>
          <mrow>
            <mfrac>
              <mi mathvariant="italic">Eigenkapital</mi>
              <mi mathvariant="italic">Gesamtkapital</mi>
            </mfrac>
          </mrow>
          <mo stretchy="false">⋅</mo>
          <mn>100</mn>
        </mrow>
      </mrow>
    </mrow>
    <annotation encoding="StarMath 5.0">EQ = {Eigenkapital over Gesamtkapital} cdot 100</annotation>
  </semantics>
</math>
</file>

<file path=Object 5/content.xml><?xml version="1.0" encoding="utf-8"?>
<math xmlns="http://www.w3.org/1998/Math/MathML">
  <semantics>
    <mrow>
      <mrow>
        <mi mathvariant="italic">FQ</mi>
        <mo stretchy="false">=</mo>
        <mrow>
          <mrow>
            <mfrac>
              <mi mathvariant="italic">Fremdkapital</mi>
              <mi mathvariant="italic">Gesamtkapital</mi>
            </mfrac>
          </mrow>
          <mo stretchy="false">⋅</mo>
          <mn>100</mn>
        </mrow>
      </mrow>
    </mrow>
    <annotation encoding="StarMath 5.0">FQ = {Fremdkapital over Gesamtkapital} cdot 100</annotation>
  </semantics>
</math>
</file>

<file path=Object 6/content.xml><?xml version="1.0" encoding="utf-8"?>
<math xmlns="http://www.w3.org/1998/Math/MathML">
  <semantics>
    <mrow>
      <mrow>
        <mi mathvariant="italic">VG</mi>
        <mo stretchy="false">=</mo>
        <mrow>
          <mrow>
            <mfrac>
              <mi mathvariant="italic">Fremdkapital</mi>
              <mi mathvariant="italic">Eigenkapital</mi>
            </mfrac>
          </mrow>
          <mo stretchy="false">⋅</mo>
          <mn>100</mn>
        </mrow>
      </mrow>
    </mrow>
    <annotation encoding="StarMath 5.0">VG = {Fremdkapital over Eigenkapital} cdot 100</annotation>
  </semantics>
</math>
</file>